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226.05mm" svg:height="131.48mm" svg:x="161.34mm" svg:y="27.35mm">
            <loext:p draw:notify-on-update-of-ranges="Tabelle1.A1:Tabelle1.A1 Tabelle1.A2:Tabelle1.A515 Tabelle1.E1:Tabelle1.E1 Tabelle1.E2:Tabelle1.E515 Tabelle1.L2:Tabelle1.L111 Tabelle1.H2:Tabelle1.H1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table:number-columns-repeated="2"/>
          <table:table-cell office:value-type="string" calcext:value-type="string">
            <text:p>t[s]</text:p>
          </table:table-cell>
          <table:table-cell office:value-type="string" calcext:value-type="string">
            <text:p>x1[-]</text:p>
          </table:table-cell>
          <table:table-cell office:value-type="string" calcext:value-type="string">
            <text:p>x2[-]</text:p>
          </table:table-cell>
          <table:table-cell office:value-type="string" calcext:value-type="string">
            <text:p>x3[-]</text:p>
          </table:table-cell>
          <table:table-cell office:value-type="string" calcext:value-type="string">
            <text:p>x4[-]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.14" calcext:value-type="float">
            <text:p>0,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.24" calcext:value-type="float">
            <text:p>0,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" calcext:value-type="float">
            <text:p>0,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.34" calcext:value-type="float">
            <text:p>0,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.44" calcext:value-type="float">
            <text:p>0,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" calcext:value-type="float">
            <text:p>0,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.54" calcext:value-type="float">
            <text:p>0,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" calcext:value-type="float">
            <text:p>0,1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.64" calcext:value-type="float">
            <text:p>0,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" calcext:value-type="float">
            <text:p>0,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.74" calcext:value-type="float">
            <text:p>0,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" calcext:value-type="float">
            <text:p>0,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.84" calcext:value-type="float">
            <text:p>0,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.94" calcext:value-type="float">
            <text:p>0,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.999999990001" calcext:value-type="float">
            <text:p>0,9999999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1.068571417145" calcext:value-type="float">
            <text:p>1,06857141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11428502864" calcext:value-type="float">
            <text:p>0,4114285029</text:p>
          </table:table-cell>
        </table:table-row>
        <table:table-row table:style-name="ro1">
          <table:table-cell office:value-type="float" office:value="0.26" calcext:value-type="float">
            <text:p>0,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1.168571417145" calcext:value-type="float">
            <text:p>1,16857141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011428502864" calcext:value-type="float">
            <text:p>1,0114285029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1.268571417145" calcext:value-type="float">
            <text:p>1,26857141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611428502864" calcext:value-type="float">
            <text:p>1,6114285029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1.368571417145" calcext:value-type="float">
            <text:p>1,36857141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211428502864" calcext:value-type="float">
            <text:p>2,2114285029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1.416666656668" calcext:value-type="float">
            <text:p>1,41666665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499999940002" calcext:value-type="float">
            <text:p>2,49999994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1.4560153424" calcext:value-type="float">
            <text:p>1,45601534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0.36" calcext:value-type="float">
            <text:p>0,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1.5560153424" calcext:value-type="float">
            <text:p>1,55601534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0.38" calcext:value-type="float">
            <text:p>0,3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1.6560153424" calcext:value-type="float">
            <text:p>1,65601534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1.7560153424" calcext:value-type="float">
            <text:p>1,75601534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0.42" calcext:value-type="float">
            <text:p>0,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1.8560153424" calcext:value-type="float">
            <text:p>1,85601534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1.9560153424" calcext:value-type="float">
            <text:p>1,95601534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0.46" calcext:value-type="float">
            <text:p>0,4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1.999999990001" calcext:value-type="float">
            <text:p>1,999999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0.48" calcext:value-type="float">
            <text:p>0,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2.050268168689" calcext:value-type="float">
            <text:p>2,0502681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2.150268168689" calcext:value-type="float">
            <text:p>2,1502681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2.250268168689" calcext:value-type="float">
            <text:p>2,2502681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0.54" calcext:value-type="float">
            <text:p>0,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2.350268168689" calcext:value-type="float">
            <text:p>2,3502681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2.450268168689" calcext:value-type="float">
            <text:p>2,4502681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0.58" calcext:value-type="float">
            <text:p>0,5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2.550268168689" calcext:value-type="float">
            <text:p>2,5502681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2.650268168689" calcext:value-type="float">
            <text:p>2,6502681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2.750268168689" calcext:value-type="float">
            <text:p>2,7502681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0.64" calcext:value-type="float">
            <text:p>0,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2.850268168689" calcext:value-type="float">
            <text:p>2,8502681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2.950268168689" calcext:value-type="float">
            <text:p>2,9502681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2.999999990001" calcext:value-type="float">
            <text:p>2,999999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3.056836367209" calcext:value-type="float">
            <text:p>3,0568363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.158981796754" calcext:value-type="float">
            <text:p>2,1589817968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3.156836367209" calcext:value-type="float">
            <text:p>3,1568363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1.558981796754" calcext:value-type="float">
            <text:p>1,5589817968</text:p>
          </table:table-cell>
        </table:table-row>
        <table:table-row table:style-name="ro1">
          <table:table-cell office:value-type="float" office:value="0.74" calcext:value-type="float">
            <text:p>0,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3.256836367209" calcext:value-type="float">
            <text:p>3,2568363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958981796754" calcext:value-type="float">
            <text:p>0,9589817968</text:p>
          </table:table-cell>
        </table:table-row>
        <table:table-row table:style-name="ro1">
          <table:table-cell office:value-type="float" office:value="0.76" calcext:value-type="float">
            <text:p>0,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3.356836367209" calcext:value-type="float">
            <text:p>3,3568363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358981796754" calcext:value-type="float">
            <text:p>0,3589817968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3.456836367209" calcext:value-type="float">
            <text:p>3,4568363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0.241018203246" calcext:value-type="float">
            <text:p>-0,2410182032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3.556836367209" calcext:value-type="float">
            <text:p>3,5568363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0.841018203246" calcext:value-type="float">
            <text:p>-0,8410182032</text:p>
          </table:table-cell>
        </table:table-row>
        <table:table-row table:style-name="ro1">
          <table:table-cell office:value-type="float" office:value="0.82" calcext:value-type="float">
            <text:p>0,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3.656836367209" calcext:value-type="float">
            <text:p>3,6568363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1.441018203246" calcext:value-type="float">
            <text:p>-1,4410182032</text:p>
          </table:table-cell>
        </table:table-row>
        <table:table-row table:style-name="ro1">
          <table:table-cell office:value-type="float" office:value="0.84" calcext:value-type="float">
            <text:p>0,8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3.756836367209" calcext:value-type="float">
            <text:p>3,7568363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2.041018203246" calcext:value-type="float">
            <text:p>-2,0410182032</text:p>
          </table:table-cell>
        </table:table-row>
        <table:table-row table:style-name="ro1">
          <table:table-cell office:value-type="float" office:value="0.86" calcext:value-type="float">
            <text:p>0,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3.833333323335" calcext:value-type="float">
            <text:p>3,83333332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2.499999940002" calcext:value-type="float">
            <text:p>-2,49999994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3.85386947" calcext:value-type="float">
            <text:p>3,853869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00000000002" calcext:value-type="float">
            <text:p>-2,5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3.91151748" calcext:value-type="float">
            <text:p>3,911517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00000000002" calcext:value-type="float">
            <text:p>-2,5</text:p>
          </table:table-cell>
        </table:table-row>
        <table:table-row table:style-name="ro1">
          <table:table-cell office:value-type="float" office:value="0.92" calcext:value-type="float">
            <text:p>0,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3.999999990001" calcext:value-type="float">
            <text:p>3,9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00000000002" calcext:value-type="float">
            <text:p>-2,5</text:p>
          </table:table-cell>
        </table:table-row>
        <table:table-row table:style-name="ro1">
          <table:table-cell office:value-type="float" office:value="0.94" calcext:value-type="float">
            <text:p>0,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4.101122868569" calcext:value-type="float">
            <text:p>4,10112286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00000000002" calcext:value-type="float">
            <text:p>-2,5</text:p>
          </table:table-cell>
        </table:table-row>
        <table:table-row table:style-name="ro1">
          <table:table-cell office:value-type="float" office:value="0.96" calcext:value-type="float">
            <text:p>0,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4.201122868569" calcext:value-type="float">
            <text:p>4,20112286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00000000002" calcext:value-type="float">
            <text:p>-2,5</text:p>
          </table:table-cell>
        </table:table-row>
        <table:table-row table:style-name="ro1">
          <table:table-cell office:value-type="float" office:value="0.98" calcext:value-type="float">
            <text:p>0,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4.301122868569" calcext:value-type="float">
            <text:p>4,30112286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00000000002" calcext:value-type="float">
            <text:p>-2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4.401122868569" calcext:value-type="float">
            <text:p>4,40112286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00000000002" calcext:value-type="float">
            <text:p>-2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4.501122868569" calcext:value-type="float">
            <text:p>4,50112286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00000000002" calcext:value-type="float">
            <text:p>-2,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.601122868569" calcext:value-type="float">
            <text:p>4,60112286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00000000002" calcext:value-type="float">
            <text:p>-2,5</text:p>
          </table:table-cell>
        </table:table-row>
        <table:table-row table:style-name="ro1"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2" calcext:value-type="float">
            <text:p>0,12</text:p>
          </table:table-cell>
          <table:table-cell table:number-columns-repeated="2"/>
          <table:table-cell office:value-type="float" office:value="4.701122868569" calcext:value-type="float">
            <text:p>4,70112286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00000000002" calcext:value-type="float">
            <text:p>-2,5</text:p>
          </table:table-cell>
        </table:table-row>
        <table:table-row table:style-name="ro1">
          <table:table-cell office:value-type="float" office:value="1.04" calcext:value-type="float">
            <text:p>1,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4" calcext:value-type="float">
            <text:p>0,24</text:p>
          </table:table-cell>
          <table:table-cell table:number-columns-repeated="2"/>
          <table:table-cell office:value-type="float" office:value="4.801122868569" calcext:value-type="float">
            <text:p>4,80112286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00000000002" calcext:value-type="float">
            <text:p>-2,5</text:p>
          </table:table-cell>
        </table:table-row>
        <table:table-row table:style-name="ro1">
          <table:table-cell office:value-type="float" office:value="1.06" calcext:value-type="float">
            <text:p>1,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6" calcext:value-type="float">
            <text:p>0,36</text:p>
          </table:table-cell>
          <table:table-cell table:number-columns-repeated="2"/>
          <table:table-cell office:value-type="float" office:value="4.901122868569" calcext:value-type="float">
            <text:p>4,90112286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00000000002" calcext:value-type="float">
            <text:p>-2,5</text:p>
          </table:table-cell>
        </table:table-row>
        <table:table-row table:style-name="ro1">
          <table:table-cell office:value-type="float" office:value="1.08" calcext:value-type="float">
            <text:p>1,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" calcext:value-type="float">
            <text:p>0,48</text:p>
          </table:table-cell>
          <table:table-cell table:number-columns-repeated="2"/>
          <table:table-cell office:value-type="float" office:value="4.999999990001" calcext:value-type="float">
            <text:p>4,999999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00000000002" calcext:value-type="float">
            <text:p>-2,5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5.113002424489" calcext:value-type="float">
            <text:p>5,11300242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.821985453074" calcext:value-type="float">
            <text:p>-1,8219854531</text:p>
          </table:table-cell>
        </table:table-row>
        <table:table-row table:style-name="ro1">
          <table:table-cell office:value-type="float" office:value="1.12" calcext:value-type="float">
            <text:p>1,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2" calcext:value-type="float">
            <text:p>0,72</text:p>
          </table:table-cell>
          <table:table-cell table:number-columns-repeated="2"/>
          <table:table-cell office:value-type="float" office:value="5.213002424489" calcext:value-type="float">
            <text:p>5,21300242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.221985453074" calcext:value-type="float">
            <text:p>-1,2219854531</text:p>
          </table:table-cell>
        </table:table-row>
        <table:table-row table:style-name="ro1">
          <table:table-cell office:value-type="float" office:value="1.14" calcext:value-type="float">
            <text:p>1,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4" calcext:value-type="float">
            <text:p>0,84</text:p>
          </table:table-cell>
          <table:table-cell table:number-columns-repeated="2"/>
          <table:table-cell office:value-type="float" office:value="5.313002424489" calcext:value-type="float">
            <text:p>5,31300242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0.621985453074" calcext:value-type="float">
            <text:p>-0,6219854531</text:p>
          </table:table-cell>
        </table:table-row>
        <table:table-row table:style-name="ro1">
          <table:table-cell office:value-type="float" office:value="1.16" calcext:value-type="float">
            <text:p>1,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6" calcext:value-type="float">
            <text:p>0,96</text:p>
          </table:table-cell>
          <table:table-cell table:number-columns-repeated="2"/>
          <table:table-cell office:value-type="float" office:value="5.413002424489" calcext:value-type="float">
            <text:p>5,41300242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0.0219854530739998" calcext:value-type="float">
            <text:p>-0,0219854531</text:p>
          </table:table-cell>
        </table:table-row>
        <table:table-row table:style-name="ro1">
          <table:table-cell office:value-type="float" office:value="1.18" calcext:value-type="float">
            <text:p>1,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08" calcext:value-type="float">
            <text:p>1,08</text:p>
          </table:table-cell>
          <table:table-cell table:number-columns-repeated="2"/>
          <table:table-cell office:value-type="float" office:value="5.513002424489" calcext:value-type="float">
            <text:p>5,51300242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8014546926" calcext:value-type="float">
            <text:p>0,5780145469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5.613002424489" calcext:value-type="float">
            <text:p>5,61300242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178014546926" calcext:value-type="float">
            <text:p>1,1780145469</text:p>
          </table:table-cell>
        </table:table-row>
        <table:table-row table:style-name="ro1">
          <table:table-cell office:value-type="float" office:value="1.22" calcext:value-type="float">
            <text:p>1,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,32</text:p>
          </table:table-cell>
          <table:table-cell table:number-columns-repeated="2"/>
          <table:table-cell office:value-type="float" office:value="5.713002424489" calcext:value-type="float">
            <text:p>5,71300242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778014546926" calcext:value-type="float">
            <text:p>1,7780145469</text:p>
          </table:table-cell>
        </table:table-row>
        <table:table-row table:style-name="ro1">
          <table:table-cell office:value-type="float" office:value="1.24" calcext:value-type="float">
            <text:p>1,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44" calcext:value-type="float">
            <text:p>1,44</text:p>
          </table:table-cell>
          <table:table-cell table:number-columns-repeated="2"/>
          <table:table-cell office:value-type="float" office:value="5.813002424489" calcext:value-type="float">
            <text:p>5,81300242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378014546926" calcext:value-type="float">
            <text:p>2,3780145469</text:p>
          </table:table-cell>
        </table:table-row>
        <table:table-row table:style-name="ro1">
          <table:table-cell office:value-type="float" office:value="1.26" calcext:value-type="float">
            <text:p>1,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6" calcext:value-type="float">
            <text:p>1,56</text:p>
          </table:table-cell>
          <table:table-cell table:number-columns-repeated="2"/>
          <table:table-cell office:value-type="float" office:value="5.833333323335" calcext:value-type="float">
            <text:p>5,83333332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499999940002" calcext:value-type="float">
            <text:p>2,49999994</text:p>
          </table:table-cell>
        </table:table-row>
        <table:table-row table:style-name="ro1">
          <table:table-cell office:value-type="float" office:value="1.28" calcext:value-type="float">
            <text:p>1,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,68</text:p>
          </table:table-cell>
          <table:table-cell table:number-columns-repeated="2"/>
          <table:table-cell office:value-type="float" office:value="5.8533476764" calcext:value-type="float">
            <text:p>5,85334767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.9533476764" calcext:value-type="float">
            <text:p>5,95334767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1.32" calcext:value-type="float">
            <text:p>1,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92" calcext:value-type="float">
            <text:p>1,92</text:p>
          </table:table-cell>
          <table:table-cell table:number-columns-repeated="2"/>
          <table:table-cell office:value-type="float" office:value="5.999999990001" calcext:value-type="float">
            <text:p>5,999999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1.34" calcext:value-type="float">
            <text:p>1,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04" calcext:value-type="float">
            <text:p>2,04</text:p>
          </table:table-cell>
          <table:table-cell table:number-columns-repeated="2"/>
          <table:table-cell office:value-type="float" office:value="6.053316929825" calcext:value-type="float">
            <text:p>6,0533169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1.36" calcext:value-type="float">
            <text:p>1,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16" calcext:value-type="float">
            <text:p>2,16</text:p>
          </table:table-cell>
          <table:table-cell table:number-columns-repeated="2"/>
          <table:table-cell office:value-type="float" office:value="6.153316929825" calcext:value-type="float">
            <text:p>6,1533169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1.38" calcext:value-type="float">
            <text:p>1,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28" calcext:value-type="float">
            <text:p>2,28</text:p>
          </table:table-cell>
          <table:table-cell table:number-columns-repeated="2"/>
          <table:table-cell office:value-type="float" office:value="6.253316929825" calcext:value-type="float">
            <text:p>6,2533169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6.353316929825" calcext:value-type="float">
            <text:p>6,3533169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1.42" calcext:value-type="float">
            <text:p>1,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.453316929825" calcext:value-type="float">
            <text:p>6,4533169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1.44" calcext:value-type="float">
            <text:p>1,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.553316929825" calcext:value-type="float">
            <text:p>6,5533169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1.46" calcext:value-type="float">
            <text:p>1,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.653316929825" calcext:value-type="float">
            <text:p>6,6533169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1.48" calcext:value-type="float">
            <text:p>1,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.753316929825" calcext:value-type="float">
            <text:p>6,7533169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.853316929825" calcext:value-type="float">
            <text:p>6,8533169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1.52" calcext:value-type="float">
            <text:p>1,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.953316929825" calcext:value-type="float">
            <text:p>6,9533169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1.54" calcext:value-type="float">
            <text:p>1,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.053316929825" calcext:value-type="float">
            <text:p>7,0533169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1.56" calcext:value-type="float">
            <text:p>1,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.153316929825" calcext:value-type="float">
            <text:p>7,1533169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1.58" calcext:value-type="float">
            <text:p>1,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.253316929825" calcext:value-type="float">
            <text:p>7,2533169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.353316929825" calcext:value-type="float">
            <text:p>7,3533169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1.62" calcext:value-type="float">
            <text:p>1,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.453316929825" calcext:value-type="float">
            <text:p>7,4533169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1.64" calcext:value-type="float">
            <text:p>1,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.553316929825" calcext:value-type="float">
            <text:p>7,5533169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1.66" calcext:value-type="float">
            <text:p>1,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.653316929825" calcext:value-type="float">
            <text:p>7,6533169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1.68" calcext:value-type="float">
            <text:p>1,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.753316929825" calcext:value-type="float">
            <text:p>7,7533169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.853316929825" calcext:value-type="float">
            <text:p>7,8533169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1.72" calcext:value-type="float">
            <text:p>1,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.953316929825" calcext:value-type="float">
            <text:p>7,9533169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1.74" calcext:value-type="float">
            <text:p>1,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.053316929825" calcext:value-type="float">
            <text:p>8,0533169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1.76" calcext:value-type="float">
            <text:p>1,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.153316929825" calcext:value-type="float">
            <text:p>8,1533169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1.78" calcext:value-type="float">
            <text:p>1,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.253316929825" calcext:value-type="float">
            <text:p>8,2533169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.353316929825" calcext:value-type="float">
            <text:p>8,3533169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1.82" calcext:value-type="float">
            <text:p>1,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.453316929825" calcext:value-type="float">
            <text:p>8,4533169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1.84" calcext:value-type="float">
            <text:p>1,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.553316929825" calcext:value-type="float">
            <text:p>8,5533169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1.86" calcext:value-type="float">
            <text:p>1,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.653316929825" calcext:value-type="float">
            <text:p>8,6533169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1.88" calcext:value-type="float">
            <text:p>1,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.753316929825" calcext:value-type="float">
            <text:p>8,7533169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.853316929825" calcext:value-type="float">
            <text:p>8,8533169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1.92" calcext:value-type="float">
            <text:p>1,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.953316929825" calcext:value-type="float">
            <text:p>8,9533169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1.94" calcext:value-type="float">
            <text:p>1,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9.053316929825" calcext:value-type="float">
            <text:p>9,0533169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9.153316929825" calcext:value-type="float">
            <text:p>9,1533169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1.98" calcext:value-type="float">
            <text:p>1,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9.253316929825" calcext:value-type="float">
            <text:p>9,2533169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9.353316929825" calcext:value-type="float">
            <text:p>9,3533169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9.453316929825" calcext:value-type="float">
            <text:p>9,4533169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9.553316929825" calcext:value-type="float">
            <text:p>9,5533169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2.02" calcext:value-type="float">
            <text:p>2,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9.653316929825" calcext:value-type="float">
            <text:p>9,6533169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2.04" calcext:value-type="float">
            <text:p>2,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9.753316929825" calcext:value-type="float">
            <text:p>9,7533169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2.06" calcext:value-type="float">
            <text:p>2,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9.853316929825" calcext:value-type="float">
            <text:p>9,8533169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2.08" calcext:value-type="float">
            <text:p>2,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9.953316929825" calcext:value-type="float">
            <text:p>9,9533169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00000000002" calcext:value-type="float">
            <text:p>2,5</text:p>
          </table:table-cell>
        </table:table-row>
        <table:table-row table:style-name="ro1">
          <table:table-cell office:value-type="float" office:value="2.12" calcext:value-type="float">
            <text:p>2,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2.14" calcext:value-type="float">
            <text:p>2,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2.16" calcext:value-type="float">
            <text:p>2,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2.18" calcext:value-type="float">
            <text:p>2,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2.2" calcext:value-type="float">
            <text:p>2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2.22" calcext:value-type="float">
            <text:p>2,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2.24" calcext:value-type="float">
            <text:p>2,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2.26" calcext:value-type="float">
            <text:p>2,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2.28" calcext:value-type="float">
            <text:p>2,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2.3" calcext:value-type="float">
            <text:p>2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2.32" calcext:value-type="float">
            <text:p>2,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2.34" calcext:value-type="float">
            <text:p>2,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2.36" calcext:value-type="float">
            <text:p>2,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2.38" calcext:value-type="float">
            <text:p>2,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2.4" calcext:value-type="float">
            <text:p>2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2.42" calcext:value-type="float">
            <text:p>2,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2.44" calcext:value-type="float">
            <text:p>2,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2.46" calcext:value-type="float">
            <text:p>2,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2.48" calcext:value-type="float">
            <text:p>2,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2.52" calcext:value-type="float">
            <text:p>2,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2.54" calcext:value-type="float">
            <text:p>2,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2.56" calcext:value-type="float">
            <text:p>2,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2.58" calcext:value-type="float">
            <text:p>2,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2.6" calcext:value-type="float">
            <text:p>2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2.62" calcext:value-type="float">
            <text:p>2,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2.64" calcext:value-type="float">
            <text:p>2,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2.66" calcext:value-type="float">
            <text:p>2,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2.68" calcext:value-type="float">
            <text:p>2,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2.7" calcext:value-type="float">
            <text:p>2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2.72" calcext:value-type="float">
            <text:p>2,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2.74" calcext:value-type="float">
            <text:p>2,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2.76" calcext:value-type="float">
            <text:p>2,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2.78" calcext:value-type="float">
            <text:p>2,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2.8" calcext:value-type="float">
            <text:p>2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2.82" calcext:value-type="float">
            <text:p>2,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2.84" calcext:value-type="float">
            <text:p>2,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2.86" calcext:value-type="float">
            <text:p>2,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2.88" calcext:value-type="float">
            <text:p>2,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2.9" calcext:value-type="float">
            <text:p>2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2.92" calcext:value-type="float">
            <text:p>2,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2.94" calcext:value-type="float">
            <text:p>2,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2.96" calcext:value-type="float">
            <text:p>2,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2.98" calcext:value-type="float">
            <text:p>2,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3.02" calcext:value-type="float">
            <text:p>3,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.38" calcext:value-type="float">
            <text:p>2,38</text:p>
          </table:table-cell>
          <table:table-cell table:number-columns-repeated="7"/>
        </table:table-row>
        <table:table-row table:style-name="ro1">
          <table:table-cell office:value-type="float" office:value="3.04" calcext:value-type="float">
            <text:p>3,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.26" calcext:value-type="float">
            <text:p>2,26</text:p>
          </table:table-cell>
          <table:table-cell table:number-columns-repeated="7"/>
        </table:table-row>
        <table:table-row table:style-name="ro1">
          <table:table-cell office:value-type="float" office:value="3.06" calcext:value-type="float">
            <text:p>3,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.14" calcext:value-type="float">
            <text:p>2,14</text:p>
          </table:table-cell>
          <table:table-cell table:number-columns-repeated="7"/>
        </table:table-row>
        <table:table-row table:style-name="ro1">
          <table:table-cell office:value-type="float" office:value="3.08" calcext:value-type="float">
            <text:p>3,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.02" calcext:value-type="float">
            <text:p>2,02</text:p>
          </table:table-cell>
          <table:table-cell table:number-columns-repeated="7"/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1.9" calcext:value-type="float">
            <text:p>1,9</text:p>
          </table:table-cell>
          <table:table-cell table:number-columns-repeated="7"/>
        </table:table-row>
        <table:table-row table:style-name="ro1">
          <table:table-cell office:value-type="float" office:value="3.12" calcext:value-type="float">
            <text:p>3,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1.78" calcext:value-type="float">
            <text:p>1,78</text:p>
          </table:table-cell>
          <table:table-cell table:number-columns-repeated="7"/>
        </table:table-row>
        <table:table-row table:style-name="ro1"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1.66" calcext:value-type="float">
            <text:p>1,66</text:p>
          </table:table-cell>
          <table:table-cell table:number-columns-repeated="7"/>
        </table:table-row>
        <table:table-row table:style-name="ro1">
          <table:table-cell office:value-type="float" office:value="3.16" calcext:value-type="float">
            <text:p>3,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1.54" calcext:value-type="float">
            <text:p>1,54</text:p>
          </table:table-cell>
          <table:table-cell table:number-columns-repeated="7"/>
        </table:table-row>
        <table:table-row table:style-name="ro1">
          <table:table-cell office:value-type="float" office:value="3.18" calcext:value-type="float">
            <text:p>3,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1.42" calcext:value-type="float">
            <text:p>1,42</text:p>
          </table:table-cell>
          <table:table-cell table:number-columns-repeated="7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1.3" calcext:value-type="float">
            <text:p>1,3</text:p>
          </table:table-cell>
          <table:table-cell table:number-columns-repeated="7"/>
        </table:table-row>
        <table:table-row table:style-name="ro1">
          <table:table-cell office:value-type="float" office:value="3.22" calcext:value-type="float">
            <text:p>3,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1.18" calcext:value-type="float">
            <text:p>1,18</text:p>
          </table:table-cell>
          <table:table-cell table:number-columns-repeated="7"/>
        </table:table-row>
        <table:table-row table:style-name="ro1">
          <table:table-cell office:value-type="float" office:value="3.24" calcext:value-type="float">
            <text:p>3,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1.06" calcext:value-type="float">
            <text:p>1,06</text:p>
          </table:table-cell>
          <table:table-cell table:number-columns-repeated="7"/>
        </table:table-row>
        <table:table-row table:style-name="ro1">
          <table:table-cell office:value-type="float" office:value="3.26" calcext:value-type="float">
            <text:p>3,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94" calcext:value-type="float">
            <text:p>0,94</text:p>
          </table:table-cell>
          <table:table-cell table:number-columns-repeated="7"/>
        </table:table-row>
        <table:table-row table:style-name="ro1">
          <table:table-cell office:value-type="float" office:value="3.28" calcext:value-type="float">
            <text:p>3,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82" calcext:value-type="float">
            <text:p>0,82</text:p>
          </table:table-cell>
          <table:table-cell table:number-columns-repeated="7"/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3.32" calcext:value-type="float">
            <text:p>3,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58" calcext:value-type="float">
            <text:p>0,58</text:p>
          </table:table-cell>
          <table:table-cell table:number-columns-repeated="7"/>
        </table:table-row>
        <table:table-row table:style-name="ro1">
          <table:table-cell office:value-type="float" office:value="3.34" calcext:value-type="float">
            <text:p>3,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46" calcext:value-type="float">
            <text:p>0,46</text:p>
          </table:table-cell>
          <table:table-cell table:number-columns-repeated="7"/>
        </table:table-row>
        <table:table-row table:style-name="ro1">
          <table:table-cell office:value-type="float" office:value="3.36" calcext:value-type="float">
            <text:p>3,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34" calcext:value-type="float">
            <text:p>0,34</text:p>
          </table:table-cell>
          <table:table-cell table:number-columns-repeated="7"/>
        </table:table-row>
        <table:table-row table:style-name="ro1">
          <table:table-cell office:value-type="float" office:value="3.38" calcext:value-type="float">
            <text:p>3,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22" calcext:value-type="float">
            <text:p>0,22</text:p>
          </table:table-cell>
          <table:table-cell table:number-columns-repeated="7"/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 office:value-type="float" office:value="3.42" calcext:value-type="float">
            <text:p>3,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0.0199998" calcext:value-type="float">
            <text:p>-0,0199998</text:p>
          </table:table-cell>
          <table:table-cell table:number-columns-repeated="7"/>
        </table:table-row>
        <table:table-row table:style-name="ro1">
          <table:table-cell office:value-type="float" office:value="3.44" calcext:value-type="float">
            <text:p>3,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0.14" calcext:value-type="float">
            <text:p>-0,14</text:p>
          </table:table-cell>
          <table:table-cell table:number-columns-repeated="7"/>
        </table:table-row>
        <table:table-row table:style-name="ro1">
          <table:table-cell office:value-type="float" office:value="3.46" calcext:value-type="float">
            <text:p>3,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0.26" calcext:value-type="float">
            <text:p>-0,26</text:p>
          </table:table-cell>
          <table:table-cell table:number-columns-repeated="7"/>
        </table:table-row>
        <table:table-row table:style-name="ro1">
          <table:table-cell office:value-type="float" office:value="3.48" calcext:value-type="float">
            <text:p>3,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0.38" calcext:value-type="float">
            <text:p>-0,38</text:p>
          </table:table-cell>
          <table:table-cell table:number-columns-repeated="7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0.5" calcext:value-type="float">
            <text:p>-0,5</text:p>
          </table:table-cell>
          <table:table-cell table:number-columns-repeated="7"/>
        </table:table-row>
        <table:table-row table:style-name="ro1">
          <table:table-cell office:value-type="float" office:value="3.52" calcext:value-type="float">
            <text:p>3,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0.62" calcext:value-type="float">
            <text:p>-0,62</text:p>
          </table:table-cell>
          <table:table-cell table:number-columns-repeated="7"/>
        </table:table-row>
        <table:table-row table:style-name="ro1">
          <table:table-cell office:value-type="float" office:value="3.54" calcext:value-type="float">
            <text:p>3,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0.74" calcext:value-type="float">
            <text:p>-0,74</text:p>
          </table:table-cell>
          <table:table-cell table:number-columns-repeated="7"/>
        </table:table-row>
        <table:table-row table:style-name="ro1">
          <table:table-cell office:value-type="float" office:value="3.56" calcext:value-type="float">
            <text:p>3,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0.86" calcext:value-type="float">
            <text:p>-0,86</text:p>
          </table:table-cell>
          <table:table-cell table:number-columns-repeated="7"/>
        </table:table-row>
        <table:table-row table:style-name="ro1">
          <table:table-cell office:value-type="float" office:value="3.58" calcext:value-type="float">
            <text:p>3,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0.98" calcext:value-type="float">
            <text:p>-0,98</text:p>
          </table:table-cell>
          <table:table-cell table:number-columns-repeated="7"/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1.1" calcext:value-type="float">
            <text:p>-1,1</text:p>
          </table:table-cell>
          <table:table-cell table:number-columns-repeated="7"/>
        </table:table-row>
        <table:table-row table:style-name="ro1">
          <table:table-cell office:value-type="float" office:value="3.62" calcext:value-type="float">
            <text:p>3,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1.22" calcext:value-type="float">
            <text:p>-1,22</text:p>
          </table:table-cell>
          <table:table-cell table:number-columns-repeated="7"/>
        </table:table-row>
        <table:table-row table:style-name="ro1">
          <table:table-cell office:value-type="float" office:value="3.64" calcext:value-type="float">
            <text:p>3,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1.34" calcext:value-type="float">
            <text:p>-1,34</text:p>
          </table:table-cell>
          <table:table-cell table:number-columns-repeated="7"/>
        </table:table-row>
        <table:table-row table:style-name="ro1">
          <table:table-cell office:value-type="float" office:value="3.66" calcext:value-type="float">
            <text:p>3,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1.46" calcext:value-type="float">
            <text:p>-1,46</text:p>
          </table:table-cell>
          <table:table-cell table:number-columns-repeated="7"/>
        </table:table-row>
        <table:table-row table:style-name="ro1">
          <table:table-cell office:value-type="float" office:value="3.68" calcext:value-type="float">
            <text:p>3,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1.58" calcext:value-type="float">
            <text:p>-1,58</text:p>
          </table:table-cell>
          <table:table-cell table:number-columns-repeated="7"/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1.7" calcext:value-type="float">
            <text:p>-1,7</text:p>
          </table:table-cell>
          <table:table-cell table:number-columns-repeated="7"/>
        </table:table-row>
        <table:table-row table:style-name="ro1">
          <table:table-cell office:value-type="float" office:value="3.72" calcext:value-type="float">
            <text:p>3,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1.82" calcext:value-type="float">
            <text:p>-1,82</text:p>
          </table:table-cell>
          <table:table-cell table:number-columns-repeated="7"/>
        </table:table-row>
        <table:table-row table:style-name="ro1">
          <table:table-cell office:value-type="float" office:value="3.74" calcext:value-type="float">
            <text:p>3,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1.94" calcext:value-type="float">
            <text:p>-1,94</text:p>
          </table:table-cell>
          <table:table-cell table:number-columns-repeated="7"/>
        </table:table-row>
        <table:table-row table:style-name="ro1">
          <table:table-cell office:value-type="float" office:value="3.76" calcext:value-type="float">
            <text:p>3,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2.06" calcext:value-type="float">
            <text:p>-2,06</text:p>
          </table:table-cell>
          <table:table-cell table:number-columns-repeated="7"/>
        </table:table-row>
        <table:table-row table:style-name="ro1">
          <table:table-cell office:value-type="float" office:value="3.78" calcext:value-type="float">
            <text:p>3,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2.18" calcext:value-type="float">
            <text:p>-2,18</text:p>
          </table:table-cell>
          <table:table-cell table:number-columns-repeated="7"/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2.3" calcext:value-type="float">
            <text:p>-2,3</text:p>
          </table:table-cell>
          <table:table-cell table:number-columns-repeated="7"/>
        </table:table-row>
        <table:table-row table:style-name="ro1">
          <table:table-cell office:value-type="float" office:value="3.82" calcext:value-type="float">
            <text:p>3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2.42" calcext:value-type="float">
            <text:p>-2,42</text:p>
          </table:table-cell>
          <table:table-cell table:number-columns-repeated="7"/>
        </table:table-row>
        <table:table-row table:style-name="ro1">
          <table:table-cell office:value-type="float" office:value="3.84" calcext:value-type="float">
            <text:p>3,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3.86" calcext:value-type="float">
            <text:p>3,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3.88" calcext:value-type="float">
            <text:p>3,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3.92" calcext:value-type="float">
            <text:p>3,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3.94" calcext:value-type="float">
            <text:p>3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3.96" calcext:value-type="float">
            <text:p>3,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3.98" calcext:value-type="float">
            <text:p>3,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02" calcext:value-type="float">
            <text:p>4,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04" calcext:value-type="float">
            <text:p>4,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06" calcext:value-type="float">
            <text:p>4,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08" calcext:value-type="float">
            <text:p>4,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1" calcext:value-type="float">
            <text:p>4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12" calcext:value-type="float">
            <text:p>4,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14" calcext:value-type="float">
            <text:p>4,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16" calcext:value-type="float">
            <text:p>4,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18" calcext:value-type="float">
            <text:p>4,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2" calcext:value-type="float">
            <text:p>4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22" calcext:value-type="float">
            <text:p>4,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24" calcext:value-type="float">
            <text:p>4,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26" calcext:value-type="float">
            <text:p>4,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28" calcext:value-type="float">
            <text:p>4,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3" calcext:value-type="float">
            <text:p>4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32" calcext:value-type="float">
            <text:p>4,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34" calcext:value-type="float">
            <text:p>4,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36" calcext:value-type="float">
            <text:p>4,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38" calcext:value-type="float">
            <text:p>4,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4" calcext:value-type="float">
            <text:p>4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42" calcext:value-type="float">
            <text:p>4,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44" calcext:value-type="float">
            <text:p>4,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46" calcext:value-type="float">
            <text:p>4,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48" calcext:value-type="float">
            <text:p>4,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5" calcext:value-type="float">
            <text:p>4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52" calcext:value-type="float">
            <text:p>4,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54" calcext:value-type="float">
            <text:p>4,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56" calcext:value-type="float">
            <text:p>4,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58" calcext:value-type="float">
            <text:p>4,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6" calcext:value-type="float">
            <text:p>4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62" calcext:value-type="float">
            <text:p>4,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64" calcext:value-type="float">
            <text:p>4,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66" calcext:value-type="float">
            <text:p>4,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68" calcext:value-type="float">
            <text:p>4,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7" calcext:value-type="float">
            <text:p>4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72" calcext:value-type="float">
            <text:p>4,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74" calcext:value-type="float">
            <text:p>4,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76" calcext:value-type="float">
            <text:p>4,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78" calcext:value-type="float">
            <text:p>4,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8" calcext:value-type="float">
            <text:p>4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82" calcext:value-type="float">
            <text:p>4,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84" calcext:value-type="float">
            <text:p>4,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86" calcext:value-type="float">
            <text:p>4,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88" calcext:value-type="float">
            <text:p>4,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9" calcext:value-type="float">
            <text:p>4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92" calcext:value-type="float">
            <text:p>4,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94" calcext:value-type="float">
            <text:p>4,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96" calcext:value-type="float">
            <text:p>4,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4.98" calcext:value-type="float">
            <text:p>4,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2.5" calcext:value-type="float">
            <text:p>-2,5</text:p>
          </table:table-cell>
          <table:table-cell table:number-columns-repeated="7"/>
        </table:table-row>
        <table:table-row table:style-name="ro1">
          <table:table-cell office:value-type="float" office:value="5.02" calcext:value-type="float">
            <text:p>5,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2.38" calcext:value-type="float">
            <text:p>-2,38</text:p>
          </table:table-cell>
          <table:table-cell table:number-columns-repeated="7"/>
        </table:table-row>
        <table:table-row table:style-name="ro1">
          <table:table-cell office:value-type="float" office:value="5.04" calcext:value-type="float">
            <text:p>5,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2.26" calcext:value-type="float">
            <text:p>-2,26</text:p>
          </table:table-cell>
          <table:table-cell table:number-columns-repeated="7"/>
        </table:table-row>
        <table:table-row table:style-name="ro1">
          <table:table-cell office:value-type="float" office:value="5.06" calcext:value-type="float">
            <text:p>5,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2.14" calcext:value-type="float">
            <text:p>-2,14</text:p>
          </table:table-cell>
          <table:table-cell table:number-columns-repeated="7"/>
        </table:table-row>
        <table:table-row table:style-name="ro1">
          <table:table-cell office:value-type="float" office:value="5.08" calcext:value-type="float">
            <text:p>5,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2.02" calcext:value-type="float">
            <text:p>-2,02</text:p>
          </table:table-cell>
          <table:table-cell table:number-columns-repeated="7"/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.9" calcext:value-type="float">
            <text:p>-1,9</text:p>
          </table:table-cell>
          <table:table-cell table:number-columns-repeated="7"/>
        </table:table-row>
        <table:table-row table:style-name="ro1">
          <table:table-cell office:value-type="float" office:value="5.12" calcext:value-type="float">
            <text:p>5,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.78" calcext:value-type="float">
            <text:p>-1,78</text:p>
          </table:table-cell>
          <table:table-cell table:number-columns-repeated="7"/>
        </table:table-row>
        <table:table-row table:style-name="ro1">
          <table:table-cell office:value-type="float" office:value="5.14" calcext:value-type="float">
            <text:p>5,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.66" calcext:value-type="float">
            <text:p>-1,66</text:p>
          </table:table-cell>
          <table:table-cell table:number-columns-repeated="7"/>
        </table:table-row>
        <table:table-row table:style-name="ro1">
          <table:table-cell office:value-type="float" office:value="5.16" calcext:value-type="float">
            <text:p>5,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.54" calcext:value-type="float">
            <text:p>-1,54</text:p>
          </table:table-cell>
          <table:table-cell table:number-columns-repeated="7"/>
        </table:table-row>
        <table:table-row table:style-name="ro1">
          <table:table-cell office:value-type="float" office:value="5.18" calcext:value-type="float">
            <text:p>5,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.42" calcext:value-type="float">
            <text:p>-1,42</text:p>
          </table:table-cell>
          <table:table-cell table:number-columns-repeated="7"/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.3" calcext:value-type="float">
            <text:p>-1,3</text:p>
          </table:table-cell>
          <table:table-cell table:number-columns-repeated="7"/>
        </table:table-row>
        <table:table-row table:style-name="ro1">
          <table:table-cell office:value-type="float" office:value="5.22" calcext:value-type="float">
            <text:p>5,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.18" calcext:value-type="float">
            <text:p>-1,18</text:p>
          </table:table-cell>
          <table:table-cell table:number-columns-repeated="7"/>
        </table:table-row>
        <table:table-row table:style-name="ro1">
          <table:table-cell office:value-type="float" office:value="5.24" calcext:value-type="float">
            <text:p>5,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.06" calcext:value-type="float">
            <text:p>-1,06</text:p>
          </table:table-cell>
          <table:table-cell table:number-columns-repeated="7"/>
        </table:table-row>
        <table:table-row table:style-name="ro1">
          <table:table-cell office:value-type="float" office:value="5.26" calcext:value-type="float">
            <text:p>5,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0.940001" calcext:value-type="float">
            <text:p>-0,940001</text:p>
          </table:table-cell>
          <table:table-cell table:number-columns-repeated="7"/>
        </table:table-row>
        <table:table-row table:style-name="ro1">
          <table:table-cell office:value-type="float" office:value="5.28" calcext:value-type="float">
            <text:p>5,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0.820001" calcext:value-type="float">
            <text:p>-0,820001</text:p>
          </table:table-cell>
          <table:table-cell table:number-columns-repeated="7"/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0.700001" calcext:value-type="float">
            <text:p>-0,700001</text:p>
          </table:table-cell>
          <table:table-cell table:number-columns-repeated="7"/>
        </table:table-row>
        <table:table-row table:style-name="ro1">
          <table:table-cell office:value-type="float" office:value="5.32" calcext:value-type="float">
            <text:p>5,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0.580001" calcext:value-type="float">
            <text:p>-0,580001</text:p>
          </table:table-cell>
          <table:table-cell table:number-columns-repeated="7"/>
        </table:table-row>
        <table:table-row table:style-name="ro1">
          <table:table-cell office:value-type="float" office:value="5.34" calcext:value-type="float">
            <text:p>5,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0.460001" calcext:value-type="float">
            <text:p>-0,460001</text:p>
          </table:table-cell>
          <table:table-cell table:number-columns-repeated="7"/>
        </table:table-row>
        <table:table-row table:style-name="ro1">
          <table:table-cell office:value-type="float" office:value="5.36" calcext:value-type="float">
            <text:p>5,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0.340001" calcext:value-type="float">
            <text:p>-0,340001</text:p>
          </table:table-cell>
          <table:table-cell table:number-columns-repeated="7"/>
        </table:table-row>
        <table:table-row table:style-name="ro1">
          <table:table-cell office:value-type="float" office:value="5.38" calcext:value-type="float">
            <text:p>5,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0.220001" calcext:value-type="float">
            <text:p>-0,220001</text:p>
          </table:table-cell>
          <table:table-cell table:number-columns-repeated="7"/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0.100001" calcext:value-type="float">
            <text:p>-0,100001</text:p>
          </table:table-cell>
          <table:table-cell table:number-columns-repeated="7"/>
        </table:table-row>
        <table:table-row table:style-name="ro1">
          <table:table-cell office:value-type="float" office:value="5.42" calcext:value-type="float">
            <text:p>5,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99992" calcext:value-type="float">
            <text:p>0,0199992</text:p>
          </table:table-cell>
          <table:table-cell table:number-columns-repeated="7"/>
        </table:table-row>
        <table:table-row table:style-name="ro1">
          <table:table-cell office:value-type="float" office:value="5.44" calcext:value-type="float">
            <text:p>5,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39999" calcext:value-type="float">
            <text:p>0,139999</text:p>
          </table:table-cell>
          <table:table-cell table:number-columns-repeated="7"/>
        </table:table-row>
        <table:table-row table:style-name="ro1">
          <table:table-cell office:value-type="float" office:value="5.46" calcext:value-type="float">
            <text:p>5,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59999" calcext:value-type="float">
            <text:p>0,259999</text:p>
          </table:table-cell>
          <table:table-cell table:number-columns-repeated="7"/>
        </table:table-row>
        <table:table-row table:style-name="ro1">
          <table:table-cell office:value-type="float" office:value="5.48" calcext:value-type="float">
            <text:p>5,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79999" calcext:value-type="float">
            <text:p>0,379999</text:p>
          </table:table-cell>
          <table:table-cell table:number-columns-repeated="7"/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9999" calcext:value-type="float">
            <text:p>0,499999</text:p>
          </table:table-cell>
          <table:table-cell table:number-columns-repeated="7"/>
        </table:table-row>
        <table:table-row table:style-name="ro1">
          <table:table-cell office:value-type="float" office:value="5.52" calcext:value-type="float">
            <text:p>5,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19999" calcext:value-type="float">
            <text:p>0,619999</text:p>
          </table:table-cell>
          <table:table-cell table:number-columns-repeated="7"/>
        </table:table-row>
        <table:table-row table:style-name="ro1">
          <table:table-cell office:value-type="float" office:value="5.54" calcext:value-type="float">
            <text:p>5,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39999" calcext:value-type="float">
            <text:p>0,739999</text:p>
          </table:table-cell>
          <table:table-cell table:number-columns-repeated="7"/>
        </table:table-row>
        <table:table-row table:style-name="ro1">
          <table:table-cell office:value-type="float" office:value="5.56" calcext:value-type="float">
            <text:p>5,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59999" calcext:value-type="float">
            <text:p>0,859999</text:p>
          </table:table-cell>
          <table:table-cell table:number-columns-repeated="7"/>
        </table:table-row>
        <table:table-row table:style-name="ro1">
          <table:table-cell office:value-type="float" office:value="5.58" calcext:value-type="float">
            <text:p>5,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79999" calcext:value-type="float">
            <text:p>0,979999</text:p>
          </table:table-cell>
          <table:table-cell table:number-columns-repeated="7"/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,1</text:p>
          </table:table-cell>
          <table:table-cell table:number-columns-repeated="7"/>
        </table:table-row>
        <table:table-row table:style-name="ro1">
          <table:table-cell office:value-type="float" office:value="5.62" calcext:value-type="float">
            <text:p>5,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,22</text:p>
          </table:table-cell>
          <table:table-cell table:number-columns-repeated="7"/>
        </table:table-row>
        <table:table-row table:style-name="ro1">
          <table:table-cell office:value-type="float" office:value="5.64" calcext:value-type="float">
            <text:p>5,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34" calcext:value-type="float">
            <text:p>1,34</text:p>
          </table:table-cell>
          <table:table-cell table:number-columns-repeated="7"/>
        </table:table-row>
        <table:table-row table:style-name="ro1">
          <table:table-cell office:value-type="float" office:value="5.66" calcext:value-type="float">
            <text:p>5,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46" calcext:value-type="float">
            <text:p>1,46</text:p>
          </table:table-cell>
          <table:table-cell table:number-columns-repeated="7"/>
        </table:table-row>
        <table:table-row table:style-name="ro1">
          <table:table-cell office:value-type="float" office:value="5.68" calcext:value-type="float">
            <text:p>5,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,58</text:p>
          </table:table-cell>
          <table:table-cell table:number-columns-repeated="7"/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,7</text:p>
          </table:table-cell>
          <table:table-cell table:number-columns-repeated="7"/>
        </table:table-row>
        <table:table-row table:style-name="ro1">
          <table:table-cell office:value-type="float" office:value="5.72" calcext:value-type="float">
            <text:p>5,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82" calcext:value-type="float">
            <text:p>1,82</text:p>
          </table:table-cell>
          <table:table-cell table:number-columns-repeated="7"/>
        </table:table-row>
        <table:table-row table:style-name="ro1">
          <table:table-cell office:value-type="float" office:value="5.74" calcext:value-type="float">
            <text:p>5,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94" calcext:value-type="float">
            <text:p>1,94</text:p>
          </table:table-cell>
          <table:table-cell table:number-columns-repeated="7"/>
        </table:table-row>
        <table:table-row table:style-name="ro1">
          <table:table-cell office:value-type="float" office:value="5.76" calcext:value-type="float">
            <text:p>5,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06" calcext:value-type="float">
            <text:p>2,06</text:p>
          </table:table-cell>
          <table:table-cell table:number-columns-repeated="7"/>
        </table:table-row>
        <table:table-row table:style-name="ro1">
          <table:table-cell office:value-type="float" office:value="5.78" calcext:value-type="float">
            <text:p>5,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18" calcext:value-type="float">
            <text:p>2,18</text:p>
          </table:table-cell>
          <table:table-cell table:number-columns-repeated="7"/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,3</text:p>
          </table:table-cell>
          <table:table-cell table:number-columns-repeated="7"/>
        </table:table-row>
        <table:table-row table:style-name="ro1">
          <table:table-cell office:value-type="float" office:value="5.82" calcext:value-type="float">
            <text:p>5,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42" calcext:value-type="float">
            <text:p>2,42</text:p>
          </table:table-cell>
          <table:table-cell table:number-columns-repeated="7"/>
        </table:table-row>
        <table:table-row table:style-name="ro1">
          <table:table-cell office:value-type="float" office:value="5.84" calcext:value-type="float">
            <text:p>5,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5.86" calcext:value-type="float">
            <text:p>5,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5.88" calcext:value-type="float">
            <text:p>5,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5.92" calcext:value-type="float">
            <text:p>5,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5.94" calcext:value-type="float">
            <text:p>5,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5.96" calcext:value-type="float">
            <text:p>5,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5.98" calcext:value-type="float">
            <text:p>5,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02" calcext:value-type="float">
            <text:p>6,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04" calcext:value-type="float">
            <text:p>6,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06" calcext:value-type="float">
            <text:p>6,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08" calcext:value-type="float">
            <text:p>6,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1" calcext:value-type="float">
            <text:p>6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12" calcext:value-type="float">
            <text:p>6,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14" calcext:value-type="float">
            <text:p>6,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16" calcext:value-type="float">
            <text:p>6,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18" calcext:value-type="float">
            <text:p>6,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2" calcext:value-type="float">
            <text:p>6,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22" calcext:value-type="float">
            <text:p>6,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24" calcext:value-type="float">
            <text:p>6,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26" calcext:value-type="float">
            <text:p>6,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28" calcext:value-type="float">
            <text:p>6,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3" calcext:value-type="float">
            <text:p>6,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32" calcext:value-type="float">
            <text:p>6,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34" calcext:value-type="float">
            <text:p>6,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36" calcext:value-type="float">
            <text:p>6,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38" calcext:value-type="float">
            <text:p>6,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4" calcext:value-type="float">
            <text:p>6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42" calcext:value-type="float">
            <text:p>6,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44" calcext:value-type="float">
            <text:p>6,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46" calcext:value-type="float">
            <text:p>6,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48" calcext:value-type="float">
            <text:p>6,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5" calcext:value-type="float">
            <text:p>6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52" calcext:value-type="float">
            <text:p>6,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54" calcext:value-type="float">
            <text:p>6,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56" calcext:value-type="float">
            <text:p>6,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58" calcext:value-type="float">
            <text:p>6,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6" calcext:value-type="float">
            <text:p>6,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62" calcext:value-type="float">
            <text:p>6,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64" calcext:value-type="float">
            <text:p>6,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66" calcext:value-type="float">
            <text:p>6,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68" calcext:value-type="float">
            <text:p>6,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7" calcext:value-type="float">
            <text:p>6,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72" calcext:value-type="float">
            <text:p>6,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74" calcext:value-type="float">
            <text:p>6,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76" calcext:value-type="float">
            <text:p>6,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78" calcext:value-type="float">
            <text:p>6,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8" calcext:value-type="float">
            <text:p>6,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82" calcext:value-type="float">
            <text:p>6,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84" calcext:value-type="float">
            <text:p>6,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86" calcext:value-type="float">
            <text:p>6,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88" calcext:value-type="float">
            <text:p>6,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9" calcext:value-type="float">
            <text:p>6,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92" calcext:value-type="float">
            <text:p>6,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94" calcext:value-type="float">
            <text:p>6,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96" calcext:value-type="float">
            <text:p>6,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6.98" calcext:value-type="float">
            <text:p>6,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02" calcext:value-type="float">
            <text:p>7,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04" calcext:value-type="float">
            <text:p>7,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06" calcext:value-type="float">
            <text:p>7,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08" calcext:value-type="float">
            <text:p>7,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1" calcext:value-type="float">
            <text:p>7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12" calcext:value-type="float">
            <text:p>7,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14" calcext:value-type="float">
            <text:p>7,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16" calcext:value-type="float">
            <text:p>7,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18" calcext:value-type="float">
            <text:p>7,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2" calcext:value-type="float">
            <text:p>7,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22" calcext:value-type="float">
            <text:p>7,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24" calcext:value-type="float">
            <text:p>7,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26" calcext:value-type="float">
            <text:p>7,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28" calcext:value-type="float">
            <text:p>7,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3" calcext:value-type="float">
            <text:p>7,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32" calcext:value-type="float">
            <text:p>7,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34" calcext:value-type="float">
            <text:p>7,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36" calcext:value-type="float">
            <text:p>7,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38" calcext:value-type="float">
            <text:p>7,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4" calcext:value-type="float">
            <text:p>7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42" calcext:value-type="float">
            <text:p>7,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44" calcext:value-type="float">
            <text:p>7,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46" calcext:value-type="float">
            <text:p>7,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48" calcext:value-type="float">
            <text:p>7,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5" calcext:value-type="float">
            <text:p>7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52" calcext:value-type="float">
            <text:p>7,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54" calcext:value-type="float">
            <text:p>7,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56" calcext:value-type="float">
            <text:p>7,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58" calcext:value-type="float">
            <text:p>7,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6" calcext:value-type="float">
            <text:p>7,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62" calcext:value-type="float">
            <text:p>7,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64" calcext:value-type="float">
            <text:p>7,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66" calcext:value-type="float">
            <text:p>7,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68" calcext:value-type="float">
            <text:p>7,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7" calcext:value-type="float">
            <text:p>7,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72" calcext:value-type="float">
            <text:p>7,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74" calcext:value-type="float">
            <text:p>7,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76" calcext:value-type="float">
            <text:p>7,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78" calcext:value-type="float">
            <text:p>7,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8" calcext:value-type="float">
            <text:p>7,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82" calcext:value-type="float">
            <text:p>7,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84" calcext:value-type="float">
            <text:p>7,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86" calcext:value-type="float">
            <text:p>7,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88" calcext:value-type="float">
            <text:p>7,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9" calcext:value-type="float">
            <text:p>7,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92" calcext:value-type="float">
            <text:p>7,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94" calcext:value-type="float">
            <text:p>7,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96" calcext:value-type="float">
            <text:p>7,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7.98" calcext:value-type="float">
            <text:p>7,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02" calcext:value-type="float">
            <text:p>8,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04" calcext:value-type="float">
            <text:p>8,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06" calcext:value-type="float">
            <text:p>8,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08" calcext:value-type="float">
            <text:p>8,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1" calcext:value-type="float">
            <text:p>8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12" calcext:value-type="float">
            <text:p>8,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14" calcext:value-type="float">
            <text:p>8,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16" calcext:value-type="float">
            <text:p>8,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18" calcext:value-type="float">
            <text:p>8,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2" calcext:value-type="float">
            <text:p>8,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22" calcext:value-type="float">
            <text:p>8,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24" calcext:value-type="float">
            <text:p>8,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26" calcext:value-type="float">
            <text:p>8,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28" calcext:value-type="float">
            <text:p>8,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3" calcext:value-type="float">
            <text:p>8,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32" calcext:value-type="float">
            <text:p>8,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34" calcext:value-type="float">
            <text:p>8,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36" calcext:value-type="float">
            <text:p>8,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38" calcext:value-type="float">
            <text:p>8,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4" calcext:value-type="float">
            <text:p>8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42" calcext:value-type="float">
            <text:p>8,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44" calcext:value-type="float">
            <text:p>8,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46" calcext:value-type="float">
            <text:p>8,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48" calcext:value-type="float">
            <text:p>8,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5" calcext:value-type="float">
            <text:p>8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52" calcext:value-type="float">
            <text:p>8,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54" calcext:value-type="float">
            <text:p>8,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56" calcext:value-type="float">
            <text:p>8,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58" calcext:value-type="float">
            <text:p>8,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6" calcext:value-type="float">
            <text:p>8,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62" calcext:value-type="float">
            <text:p>8,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64" calcext:value-type="float">
            <text:p>8,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66" calcext:value-type="float">
            <text:p>8,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68" calcext:value-type="float">
            <text:p>8,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7" calcext:value-type="float">
            <text:p>8,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72" calcext:value-type="float">
            <text:p>8,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74" calcext:value-type="float">
            <text:p>8,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76" calcext:value-type="float">
            <text:p>8,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78" calcext:value-type="float">
            <text:p>8,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8" calcext:value-type="float">
            <text:p>8,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82" calcext:value-type="float">
            <text:p>8,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84" calcext:value-type="float">
            <text:p>8,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86" calcext:value-type="float">
            <text:p>8,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88" calcext:value-type="float">
            <text:p>8,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9" calcext:value-type="float">
            <text:p>8,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92" calcext:value-type="float">
            <text:p>8,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94" calcext:value-type="float">
            <text:p>8,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96" calcext:value-type="float">
            <text:p>8,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8.98" calcext:value-type="float">
            <text:p>8,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02" calcext:value-type="float">
            <text:p>9,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04" calcext:value-type="float">
            <text:p>9,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06" calcext:value-type="float">
            <text:p>9,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08" calcext:value-type="float">
            <text:p>9,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1" calcext:value-type="float">
            <text:p>9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12" calcext:value-type="float">
            <text:p>9,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14" calcext:value-type="float">
            <text:p>9,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16" calcext:value-type="float">
            <text:p>9,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18" calcext:value-type="float">
            <text:p>9,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2" calcext:value-type="float">
            <text:p>9,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22" calcext:value-type="float">
            <text:p>9,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24" calcext:value-type="float">
            <text:p>9,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26" calcext:value-type="float">
            <text:p>9,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28" calcext:value-type="float">
            <text:p>9,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3" calcext:value-type="float">
            <text:p>9,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32" calcext:value-type="float">
            <text:p>9,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34" calcext:value-type="float">
            <text:p>9,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36" calcext:value-type="float">
            <text:p>9,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38" calcext:value-type="float">
            <text:p>9,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4" calcext:value-type="float">
            <text:p>9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42" calcext:value-type="float">
            <text:p>9,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44" calcext:value-type="float">
            <text:p>9,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46" calcext:value-type="float">
            <text:p>9,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48" calcext:value-type="float">
            <text:p>9,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5" calcext:value-type="float">
            <text:p>9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52" calcext:value-type="float">
            <text:p>9,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54" calcext:value-type="float">
            <text:p>9,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56" calcext:value-type="float">
            <text:p>9,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58" calcext:value-type="float">
            <text:p>9,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6" calcext:value-type="float">
            <text:p>9,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62" calcext:value-type="float">
            <text:p>9,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64" calcext:value-type="float">
            <text:p>9,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66" calcext:value-type="float">
            <text:p>9,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68" calcext:value-type="float">
            <text:p>9,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7" calcext:value-type="float">
            <text:p>9,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72" calcext:value-type="float">
            <text:p>9,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74" calcext:value-type="float">
            <text:p>9,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76" calcext:value-type="float">
            <text:p>9,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78" calcext:value-type="float">
            <text:p>9,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8" calcext:value-type="float">
            <text:p>9,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82" calcext:value-type="float">
            <text:p>9,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84" calcext:value-type="float">
            <text:p>9,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86" calcext:value-type="float">
            <text:p>9,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88" calcext:value-type="float">
            <text:p>9,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9" calcext:value-type="float">
            <text:p>9,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92" calcext:value-type="float">
            <text:p>9,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94" calcext:value-type="float">
            <text:p>9,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96" calcext:value-type="float">
            <text:p>9,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9.98" calcext:value-type="float">
            <text:p>9,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22:53:40.040338330</meta:creation-date>
    <dc:date>2016-05-09T22:59:31.690722214</dc:date>
    <meta:editing-duration>PT5M52S</meta:editing-duration>
    <meta:editing-cycles>1</meta:editing-cycles>
    <meta:document-statistic meta:table-count="1" meta:cell-count="3130" meta:object-count="1"/>
    <meta:generator>LibreOffice/5.1.2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dash" draw:stroke-dash="Fine_20_Dashed" svg:stroke-width="0.1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606cm" svg:height="13.149cm" xlink:href=".." xlink:type="simple" chart:class="chart:scatter" chart:style-name="ch1">
        <chart:legend chart:legend-position="end" svg:x="19.351cm" svg:y="6.026cm" style:legend-expansion="high" chart:style-name="ch2"/>
        <chart:plot-area chart:style-name="ch3" table:cell-range-address="Tabelle1.A1:Tabelle1.A515 Tabelle1.E1:Tabelle1.E515 Tabelle1.L2:Tabelle1.L111" chart:data-source-has-labels="row" svg:x="0.452cm" svg:y="0.262cm" svg:width="18.447cm" svg:height="12.625cm">
          <chartooo:coordinate-region svg:x="0.994cm" svg:y="0.461cm" svg:width="17.718cm" svg:height="12.2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E2:Tabelle1.E515" chart:label-cell-address="Tabelle1.E1:Tabelle1.E1" chart:class="chart:scatter">
            <chart:domain table:cell-range-address="Tabelle1.A2:Tabelle1.A515"/>
            <chart:data-point chart:repeated="514"/>
          </chart:series>
          <chart:series chart:style-name="ch7" chart:values-cell-range-address="Tabelle1.L2:Tabelle1.L111" loext:label-string="x4simx" chart:class="chart:scatter">
            <chart:domain table:cell-range-address="Tabelle1.H2:Tabelle1.H111"/>
            <chart:data-point chart:repeated="1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x4</text:p>
                <draw:g>
                  <svg:desc>Tabelle1.E1:Tabelle1.E1</svg:desc>
                </draw:g>
              </table:table-cell>
              <table:table-cell office:value-type="string">
                <text:p>Spalte H</text:p>
              </table:table-cell>
              <table:table-cell office:value-type="string">
                <text:p>x4sim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2:Tabelle1.A515</svg:desc>
                </draw:g>
              </table:table-cell>
              <table:table-cell office:value-type="float" office:value="0">
                <text:p>0</text:p>
                <draw:g>
                  <svg:desc>Tabelle1.E2:Tabelle1.E515</svg:desc>
                </draw:g>
              </table:table-cell>
              <table:table-cell office:value-type="float" office:value="0">
                <text:p>0</text:p>
                <draw:g>
                  <svg:desc>Tabelle1.H2:Tabelle1.H111</svg:desc>
                </draw:g>
              </table:table-cell>
              <table:table-cell office:value-type="float" office:value="0">
                <text:p>0</text:p>
                <draw:g>
                  <svg:desc>Tabelle1.L2:Tabelle1.L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.74">
                <text:p>0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.84">
                <text:p>0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.999999990001">
                <text:p>0.99999999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1.068571417145">
                <text:p>1.068571417145</text:p>
              </table:table-cell>
              <table:table-cell office:value-type="float" office:value="0.411428502864">
                <text:p>0.4114285028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1.168571417145">
                <text:p>1.168571417145</text:p>
              </table:table-cell>
              <table:table-cell office:value-type="float" office:value="1.011428502864">
                <text:p>1.0114285028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1.268571417145">
                <text:p>1.268571417145</text:p>
              </table:table-cell>
              <table:table-cell office:value-type="float" office:value="1.611428502864">
                <text:p>1.6114285028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1.368571417145">
                <text:p>1.368571417145</text:p>
              </table:table-cell>
              <table:table-cell office:value-type="float" office:value="2.211428502864">
                <text:p>2.2114285028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1.416666656668">
                <text:p>1.416666656668</text:p>
              </table:table-cell>
              <table:table-cell office:value-type="float" office:value="2.499999940002">
                <text:p>2.499999940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  <table:table-cell office:value-type="float" office:value="1.4560153424">
                <text:p>1.4560153424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1.5560153424">
                <text:p>1.5560153424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  <table:table-cell office:value-type="float" office:value="1.6560153424">
                <text:p>1.6560153424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1.7560153424">
                <text:p>1.7560153424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1.8560153424">
                <text:p>1.8560153424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  <table:table-cell office:value-type="float" office:value="1.9560153424">
                <text:p>1.9560153424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  <table:table-cell office:value-type="float" office:value="1.999999990001">
                <text:p>1.999999990001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  <table:table-cell office:value-type="float" office:value="2.050268168689">
                <text:p>2.050268168689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2.150268168689">
                <text:p>2.150268168689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">
                <text:p>0</text:p>
              </table:table-cell>
              <table:table-cell office:value-type="float" office:value="2.250268168689">
                <text:p>2.250268168689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  <table:table-cell office:value-type="float" office:value="2.350268168689">
                <text:p>2.350268168689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  <table:table-cell office:value-type="float" office:value="2.450268168689">
                <text:p>2.450268168689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  <table:table-cell office:value-type="float" office:value="2.550268168689">
                <text:p>2.550268168689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2.650268168689">
                <text:p>2.650268168689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">
                <text:p>0</text:p>
              </table:table-cell>
              <table:table-cell office:value-type="float" office:value="2.750268168689">
                <text:p>2.750268168689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  <table:table-cell office:value-type="float" office:value="2.850268168689">
                <text:p>2.850268168689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  <table:table-cell office:value-type="float" office:value="2.950268168689">
                <text:p>2.950268168689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">
                <text:p>0</text:p>
              </table:table-cell>
              <table:table-cell office:value-type="float" office:value="2.999999990001">
                <text:p>2.999999990001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3.056836367209">
                <text:p>3.056836367209</text:p>
              </table:table-cell>
              <table:table-cell office:value-type="float" office:value="2.158981796754">
                <text:p>2.1589817967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">
                <text:p>0</text:p>
              </table:table-cell>
              <table:table-cell office:value-type="float" office:value="3.156836367209">
                <text:p>3.156836367209</text:p>
              </table:table-cell>
              <table:table-cell office:value-type="float" office:value="1.558981796754">
                <text:p>1.5589817967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">
                <text:p>0</text:p>
              </table:table-cell>
              <table:table-cell office:value-type="float" office:value="3.256836367209">
                <text:p>3.256836367209</text:p>
              </table:table-cell>
              <table:table-cell office:value-type="float" office:value="0.958981796754">
                <text:p>0.9589817967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">
                <text:p>0</text:p>
              </table:table-cell>
              <table:table-cell office:value-type="float" office:value="3.356836367209">
                <text:p>3.356836367209</text:p>
              </table:table-cell>
              <table:table-cell office:value-type="float" office:value="0.358981796754">
                <text:p>0.3589817967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">
                <text:p>0</text:p>
              </table:table-cell>
              <table:table-cell office:value-type="float" office:value="3.456836367209">
                <text:p>3.456836367209</text:p>
              </table:table-cell>
              <table:table-cell office:value-type="float" office:value="-0.241018203246">
                <text:p>-0.2410182032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3.556836367209">
                <text:p>3.556836367209</text:p>
              </table:table-cell>
              <table:table-cell office:value-type="float" office:value="-0.841018203246">
                <text:p>-0.8410182032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">
                <text:p>0</text:p>
              </table:table-cell>
              <table:table-cell office:value-type="float" office:value="3.656836367209">
                <text:p>3.656836367209</text:p>
              </table:table-cell>
              <table:table-cell office:value-type="float" office:value="-1.441018203246">
                <text:p>-1.4410182032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">
                <text:p>0</text:p>
              </table:table-cell>
              <table:table-cell office:value-type="float" office:value="3.756836367209">
                <text:p>3.756836367209</text:p>
              </table:table-cell>
              <table:table-cell office:value-type="float" office:value="-2.041018203246">
                <text:p>-2.0410182032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  <table:table-cell office:value-type="float" office:value="3.833333323335">
                <text:p>3.833333323335</text:p>
              </table:table-cell>
              <table:table-cell office:value-type="float" office:value="-2.499999940002">
                <text:p>-2.499999940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">
                <text:p>0</text:p>
              </table:table-cell>
              <table:table-cell office:value-type="float" office:value="3.85386947">
                <text:p>3.85386947</text:p>
              </table:table-cell>
              <table:table-cell office:value-type="float" office:value="-2.500000000002">
                <text:p>-2.5000000000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3.91151748">
                <text:p>3.91151748</text:p>
              </table:table-cell>
              <table:table-cell office:value-type="float" office:value="-2.500000000002">
                <text:p>-2.5000000000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">
                <text:p>0</text:p>
              </table:table-cell>
              <table:table-cell office:value-type="float" office:value="3.999999990001">
                <text:p>3.999999990001</text:p>
              </table:table-cell>
              <table:table-cell office:value-type="float" office:value="-2.500000000002">
                <text:p>-2.5000000000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  <table:table-cell office:value-type="float" office:value="4.101122868569">
                <text:p>4.101122868569</text:p>
              </table:table-cell>
              <table:table-cell office:value-type="float" office:value="-2.500000000002">
                <text:p>-2.5000000000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  <table:table-cell office:value-type="float" office:value="4.201122868569">
                <text:p>4.201122868569</text:p>
              </table:table-cell>
              <table:table-cell office:value-type="float" office:value="-2.500000000002">
                <text:p>-2.5000000000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  <table:table-cell office:value-type="float" office:value="4.301122868569">
                <text:p>4.301122868569</text:p>
              </table:table-cell>
              <table:table-cell office:value-type="float" office:value="-2.500000000002">
                <text:p>-2.5000000000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.401122868569">
                <text:p>4.401122868569</text:p>
              </table:table-cell>
              <table:table-cell office:value-type="float" office:value="-2.500000000002">
                <text:p>-2.5000000000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.501122868569">
                <text:p>4.501122868569</text:p>
              </table:table-cell>
              <table:table-cell office:value-type="float" office:value="-2.500000000002">
                <text:p>-2.5000000000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.601122868569">
                <text:p>4.601122868569</text:p>
              </table:table-cell>
              <table:table-cell office:value-type="float" office:value="-2.500000000002">
                <text:p>-2.5000000000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2">
                <text:p>1.02</text:p>
              </table:table-cell>
              <table:table-cell office:value-type="float" office:value="0.12">
                <text:p>0.12</text:p>
              </table:table-cell>
              <table:table-cell office:value-type="float" office:value="4.701122868569">
                <text:p>4.701122868569</text:p>
              </table:table-cell>
              <table:table-cell office:value-type="float" office:value="-2.500000000002">
                <text:p>-2.5000000000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4">
                <text:p>1.04</text:p>
              </table:table-cell>
              <table:table-cell office:value-type="float" office:value="0.24">
                <text:p>0.24</text:p>
              </table:table-cell>
              <table:table-cell office:value-type="float" office:value="4.801122868569">
                <text:p>4.801122868569</text:p>
              </table:table-cell>
              <table:table-cell office:value-type="float" office:value="-2.500000000002">
                <text:p>-2.5000000000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6">
                <text:p>1.06</text:p>
              </table:table-cell>
              <table:table-cell office:value-type="float" office:value="0.36">
                <text:p>0.36</text:p>
              </table:table-cell>
              <table:table-cell office:value-type="float" office:value="4.901122868569">
                <text:p>4.901122868569</text:p>
              </table:table-cell>
              <table:table-cell office:value-type="float" office:value="-2.500000000002">
                <text:p>-2.5000000000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8">
                <text:p>1.08</text:p>
              </table:table-cell>
              <table:table-cell office:value-type="float" office:value="0.48">
                <text:p>0.48</text:p>
              </table:table-cell>
              <table:table-cell office:value-type="float" office:value="4.999999990001">
                <text:p>4.999999990001</text:p>
              </table:table-cell>
              <table:table-cell office:value-type="float" office:value="-2.500000000002">
                <text:p>-2.5000000000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">
                <text:p>1.1</text:p>
              </table:table-cell>
              <table:table-cell office:value-type="float" office:value="0.6">
                <text:p>0.6</text:p>
              </table:table-cell>
              <table:table-cell office:value-type="float" office:value="5.113002424489">
                <text:p>5.113002424489</text:p>
              </table:table-cell>
              <table:table-cell office:value-type="float" office:value="-1.821985453074">
                <text:p>-1.8219854530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2">
                <text:p>1.12</text:p>
              </table:table-cell>
              <table:table-cell office:value-type="float" office:value="0.72">
                <text:p>0.72</text:p>
              </table:table-cell>
              <table:table-cell office:value-type="float" office:value="5.213002424489">
                <text:p>5.213002424489</text:p>
              </table:table-cell>
              <table:table-cell office:value-type="float" office:value="-1.221985453074">
                <text:p>-1.2219854530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4">
                <text:p>1.14</text:p>
              </table:table-cell>
              <table:table-cell office:value-type="float" office:value="0.84">
                <text:p>0.84</text:p>
              </table:table-cell>
              <table:table-cell office:value-type="float" office:value="5.313002424489">
                <text:p>5.313002424489</text:p>
              </table:table-cell>
              <table:table-cell office:value-type="float" office:value="-0.621985453074">
                <text:p>-0.6219854530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16">
                <text:p>1.16</text:p>
              </table:table-cell>
              <table:table-cell office:value-type="float" office:value="0.96">
                <text:p>0.96</text:p>
              </table:table-cell>
              <table:table-cell office:value-type="float" office:value="5.413002424489">
                <text:p>5.413002424489</text:p>
              </table:table-cell>
              <table:table-cell office:value-type="float" office:value="-0.0219854530739998">
                <text:p>-0.02198545307399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8">
                <text:p>1.18</text:p>
              </table:table-cell>
              <table:table-cell office:value-type="float" office:value="1.08">
                <text:p>1.08</text:p>
              </table:table-cell>
              <table:table-cell office:value-type="float" office:value="5.513002424489">
                <text:p>5.513002424489</text:p>
              </table:table-cell>
              <table:table-cell office:value-type="float" office:value="0.578014546926">
                <text:p>0.5780145469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5.613002424489">
                <text:p>5.613002424489</text:p>
              </table:table-cell>
              <table:table-cell office:value-type="float" office:value="1.178014546926">
                <text:p>1.1780145469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2">
                <text:p>1.22</text:p>
              </table:table-cell>
              <table:table-cell office:value-type="float" office:value="1.32">
                <text:p>1.32</text:p>
              </table:table-cell>
              <table:table-cell office:value-type="float" office:value="5.713002424489">
                <text:p>5.713002424489</text:p>
              </table:table-cell>
              <table:table-cell office:value-type="float" office:value="1.778014546926">
                <text:p>1.7780145469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4">
                <text:p>1.24</text:p>
              </table:table-cell>
              <table:table-cell office:value-type="float" office:value="1.44">
                <text:p>1.44</text:p>
              </table:table-cell>
              <table:table-cell office:value-type="float" office:value="5.813002424489">
                <text:p>5.813002424489</text:p>
              </table:table-cell>
              <table:table-cell office:value-type="float" office:value="2.378014546926">
                <text:p>2.3780145469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26">
                <text:p>1.26</text:p>
              </table:table-cell>
              <table:table-cell office:value-type="float" office:value="1.56">
                <text:p>1.56</text:p>
              </table:table-cell>
              <table:table-cell office:value-type="float" office:value="5.833333323335">
                <text:p>5.833333323335</text:p>
              </table:table-cell>
              <table:table-cell office:value-type="float" office:value="2.499999940002">
                <text:p>2.4999999400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28">
                <text:p>1.28</text:p>
              </table:table-cell>
              <table:table-cell office:value-type="float" office:value="1.68">
                <text:p>1.68</text:p>
              </table:table-cell>
              <table:table-cell office:value-type="float" office:value="5.8533476764">
                <text:p>5.8533476764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">
                <text:p>1.3</text:p>
              </table:table-cell>
              <table:table-cell office:value-type="float" office:value="1.8">
                <text:p>1.8</text:p>
              </table:table-cell>
              <table:table-cell office:value-type="float" office:value="5.9533476764">
                <text:p>5.9533476764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2">
                <text:p>1.32</text:p>
              </table:table-cell>
              <table:table-cell office:value-type="float" office:value="1.92">
                <text:p>1.92</text:p>
              </table:table-cell>
              <table:table-cell office:value-type="float" office:value="5.999999990001">
                <text:p>5.999999990001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4">
                <text:p>1.34</text:p>
              </table:table-cell>
              <table:table-cell office:value-type="float" office:value="2.04">
                <text:p>2.04</text:p>
              </table:table-cell>
              <table:table-cell office:value-type="float" office:value="6.053316929825">
                <text:p>6.053316929825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36">
                <text:p>1.36</text:p>
              </table:table-cell>
              <table:table-cell office:value-type="float" office:value="2.16">
                <text:p>2.16</text:p>
              </table:table-cell>
              <table:table-cell office:value-type="float" office:value="6.153316929825">
                <text:p>6.153316929825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38">
                <text:p>1.38</text:p>
              </table:table-cell>
              <table:table-cell office:value-type="float" office:value="2.28">
                <text:p>2.28</text:p>
              </table:table-cell>
              <table:table-cell office:value-type="float" office:value="6.253316929825">
                <text:p>6.253316929825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">
                <text:p>1.4</text:p>
              </table:table-cell>
              <table:table-cell office:value-type="float" office:value="2.4">
                <text:p>2.4</text:p>
              </table:table-cell>
              <table:table-cell office:value-type="float" office:value="6.353316929825">
                <text:p>6.353316929825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2">
                <text:p>1.42</text:p>
              </table:table-cell>
              <table:table-cell office:value-type="float" office:value="2.5">
                <text:p>2.5</text:p>
              </table:table-cell>
              <table:table-cell office:value-type="float" office:value="6.453316929825">
                <text:p>6.453316929825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4">
                <text:p>1.44</text:p>
              </table:table-cell>
              <table:table-cell office:value-type="float" office:value="2.5">
                <text:p>2.5</text:p>
              </table:table-cell>
              <table:table-cell office:value-type="float" office:value="6.553316929825">
                <text:p>6.553316929825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46">
                <text:p>1.46</text:p>
              </table:table-cell>
              <table:table-cell office:value-type="float" office:value="2.5">
                <text:p>2.5</text:p>
              </table:table-cell>
              <table:table-cell office:value-type="float" office:value="6.653316929825">
                <text:p>6.653316929825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48">
                <text:p>1.48</text:p>
              </table:table-cell>
              <table:table-cell office:value-type="float" office:value="2.5">
                <text:p>2.5</text:p>
              </table:table-cell>
              <table:table-cell office:value-type="float" office:value="6.753316929825">
                <text:p>6.753316929825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">
                <text:p>1.5</text:p>
              </table:table-cell>
              <table:table-cell office:value-type="float" office:value="2.5">
                <text:p>2.5</text:p>
              </table:table-cell>
              <table:table-cell office:value-type="float" office:value="6.853316929825">
                <text:p>6.853316929825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2">
                <text:p>1.52</text:p>
              </table:table-cell>
              <table:table-cell office:value-type="float" office:value="2.5">
                <text:p>2.5</text:p>
              </table:table-cell>
              <table:table-cell office:value-type="float" office:value="6.953316929825">
                <text:p>6.953316929825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4">
                <text:p>1.54</text:p>
              </table:table-cell>
              <table:table-cell office:value-type="float" office:value="2.5">
                <text:p>2.5</text:p>
              </table:table-cell>
              <table:table-cell office:value-type="float" office:value="7.053316929825">
                <text:p>7.053316929825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56">
                <text:p>1.56</text:p>
              </table:table-cell>
              <table:table-cell office:value-type="float" office:value="2.5">
                <text:p>2.5</text:p>
              </table:table-cell>
              <table:table-cell office:value-type="float" office:value="7.153316929825">
                <text:p>7.153316929825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58">
                <text:p>1.58</text:p>
              </table:table-cell>
              <table:table-cell office:value-type="float" office:value="2.5">
                <text:p>2.5</text:p>
              </table:table-cell>
              <table:table-cell office:value-type="float" office:value="7.253316929825">
                <text:p>7.253316929825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">
                <text:p>1.6</text:p>
              </table:table-cell>
              <table:table-cell office:value-type="float" office:value="2.5">
                <text:p>2.5</text:p>
              </table:table-cell>
              <table:table-cell office:value-type="float" office:value="7.353316929825">
                <text:p>7.353316929825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2">
                <text:p>1.62</text:p>
              </table:table-cell>
              <table:table-cell office:value-type="float" office:value="2.5">
                <text:p>2.5</text:p>
              </table:table-cell>
              <table:table-cell office:value-type="float" office:value="7.453316929825">
                <text:p>7.453316929825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4">
                <text:p>1.64</text:p>
              </table:table-cell>
              <table:table-cell office:value-type="float" office:value="2.5">
                <text:p>2.5</text:p>
              </table:table-cell>
              <table:table-cell office:value-type="float" office:value="7.553316929825">
                <text:p>7.553316929825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66">
                <text:p>1.66</text:p>
              </table:table-cell>
              <table:table-cell office:value-type="float" office:value="2.5">
                <text:p>2.5</text:p>
              </table:table-cell>
              <table:table-cell office:value-type="float" office:value="7.653316929825">
                <text:p>7.653316929825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68">
                <text:p>1.68</text:p>
              </table:table-cell>
              <table:table-cell office:value-type="float" office:value="2.5">
                <text:p>2.5</text:p>
              </table:table-cell>
              <table:table-cell office:value-type="float" office:value="7.753316929825">
                <text:p>7.753316929825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">
                <text:p>1.7</text:p>
              </table:table-cell>
              <table:table-cell office:value-type="float" office:value="2.5">
                <text:p>2.5</text:p>
              </table:table-cell>
              <table:table-cell office:value-type="float" office:value="7.853316929825">
                <text:p>7.853316929825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2">
                <text:p>1.72</text:p>
              </table:table-cell>
              <table:table-cell office:value-type="float" office:value="2.5">
                <text:p>2.5</text:p>
              </table:table-cell>
              <table:table-cell office:value-type="float" office:value="7.953316929825">
                <text:p>7.953316929825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4">
                <text:p>1.74</text:p>
              </table:table-cell>
              <table:table-cell office:value-type="float" office:value="2.5">
                <text:p>2.5</text:p>
              </table:table-cell>
              <table:table-cell office:value-type="float" office:value="8.053316929825">
                <text:p>8.053316929825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76">
                <text:p>1.76</text:p>
              </table:table-cell>
              <table:table-cell office:value-type="float" office:value="2.5">
                <text:p>2.5</text:p>
              </table:table-cell>
              <table:table-cell office:value-type="float" office:value="8.153316929825">
                <text:p>8.153316929825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78">
                <text:p>1.78</text:p>
              </table:table-cell>
              <table:table-cell office:value-type="float" office:value="2.5">
                <text:p>2.5</text:p>
              </table:table-cell>
              <table:table-cell office:value-type="float" office:value="8.253316929825">
                <text:p>8.253316929825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">
                <text:p>1.8</text:p>
              </table:table-cell>
              <table:table-cell office:value-type="float" office:value="2.5">
                <text:p>2.5</text:p>
              </table:table-cell>
              <table:table-cell office:value-type="float" office:value="8.353316929825">
                <text:p>8.353316929825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2">
                <text:p>1.82</text:p>
              </table:table-cell>
              <table:table-cell office:value-type="float" office:value="2.5">
                <text:p>2.5</text:p>
              </table:table-cell>
              <table:table-cell office:value-type="float" office:value="8.453316929825">
                <text:p>8.453316929825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4">
                <text:p>1.84</text:p>
              </table:table-cell>
              <table:table-cell office:value-type="float" office:value="2.5">
                <text:p>2.5</text:p>
              </table:table-cell>
              <table:table-cell office:value-type="float" office:value="8.553316929825">
                <text:p>8.553316929825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86">
                <text:p>1.86</text:p>
              </table:table-cell>
              <table:table-cell office:value-type="float" office:value="2.5">
                <text:p>2.5</text:p>
              </table:table-cell>
              <table:table-cell office:value-type="float" office:value="8.653316929825">
                <text:p>8.653316929825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88">
                <text:p>1.88</text:p>
              </table:table-cell>
              <table:table-cell office:value-type="float" office:value="2.5">
                <text:p>2.5</text:p>
              </table:table-cell>
              <table:table-cell office:value-type="float" office:value="8.753316929825">
                <text:p>8.753316929825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8.853316929825">
                <text:p>8.853316929825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2">
                <text:p>1.92</text:p>
              </table:table-cell>
              <table:table-cell office:value-type="float" office:value="2.5">
                <text:p>2.5</text:p>
              </table:table-cell>
              <table:table-cell office:value-type="float" office:value="8.953316929825">
                <text:p>8.953316929825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4">
                <text:p>1.94</text:p>
              </table:table-cell>
              <table:table-cell office:value-type="float" office:value="2.5">
                <text:p>2.5</text:p>
              </table:table-cell>
              <table:table-cell office:value-type="float" office:value="9.053316929825">
                <text:p>9.053316929825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96">
                <text:p>1.96</text:p>
              </table:table-cell>
              <table:table-cell office:value-type="float" office:value="2.5">
                <text:p>2.5</text:p>
              </table:table-cell>
              <table:table-cell office:value-type="float" office:value="9.153316929825">
                <text:p>9.153316929825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98">
                <text:p>1.98</text:p>
              </table:table-cell>
              <table:table-cell office:value-type="float" office:value="2.5">
                <text:p>2.5</text:p>
              </table:table-cell>
              <table:table-cell office:value-type="float" office:value="9.253316929825">
                <text:p>9.253316929825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9.353316929825">
                <text:p>9.353316929825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9.453316929825">
                <text:p>9.453316929825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9.553316929825">
                <text:p>9.553316929825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02">
                <text:p>2.02</text:p>
              </table:table-cell>
              <table:table-cell office:value-type="float" office:value="2.5">
                <text:p>2.5</text:p>
              </table:table-cell>
              <table:table-cell office:value-type="float" office:value="9.653316929825">
                <text:p>9.653316929825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04">
                <text:p>2.04</text:p>
              </table:table-cell>
              <table:table-cell office:value-type="float" office:value="2.5">
                <text:p>2.5</text:p>
              </table:table-cell>
              <table:table-cell office:value-type="float" office:value="9.753316929825">
                <text:p>9.753316929825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06">
                <text:p>2.06</text:p>
              </table:table-cell>
              <table:table-cell office:value-type="float" office:value="2.5">
                <text:p>2.5</text:p>
              </table:table-cell>
              <table:table-cell office:value-type="float" office:value="9.853316929825">
                <text:p>9.853316929825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08">
                <text:p>2.08</text:p>
              </table:table-cell>
              <table:table-cell office:value-type="float" office:value="2.5">
                <text:p>2.5</text:p>
              </table:table-cell>
              <table:table-cell office:value-type="float" office:value="9.953316929825">
                <text:p>9.953316929825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">
                <text:p>2.1</text:p>
              </table:table-cell>
              <table:table-cell office:value-type="float" office:value="2.5">
                <text:p>2.5</text:p>
              </table:table-cell>
              <table:table-cell office:value-type="float" office:value="10">
                <text:p>10</text:p>
              </table:table-cell>
              <table:table-cell office:value-type="float" office:value="2.500000000002">
                <text:p>2.5000000000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12">
                <text:p>2.1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14">
                <text:p>2.1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16">
                <text:p>2.1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18">
                <text:p>2.1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">
                <text:p>2.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22">
                <text:p>2.2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24">
                <text:p>2.2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26">
                <text:p>2.2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28">
                <text:p>2.2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">
                <text:p>2.3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32">
                <text:p>2.3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34">
                <text:p>2.3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36">
                <text:p>2.3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38">
                <text:p>2.3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">
                <text:p>2.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42">
                <text:p>2.4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44">
                <text:p>2.4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46">
                <text:p>2.4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48">
                <text:p>2.4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52">
                <text:p>2.5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54">
                <text:p>2.5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56">
                <text:p>2.5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58">
                <text:p>2.5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">
                <text:p>2.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62">
                <text:p>2.6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64">
                <text:p>2.6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66">
                <text:p>2.6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68">
                <text:p>2.6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">
                <text:p>2.7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72">
                <text:p>2.7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74">
                <text:p>2.7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76">
                <text:p>2.7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78">
                <text:p>2.7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">
                <text:p>2.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82">
                <text:p>2.8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84">
                <text:p>2.8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86">
                <text:p>2.8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88">
                <text:p>2.8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">
                <text:p>2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92">
                <text:p>2.9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94">
                <text:p>2.9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96">
                <text:p>2.9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98">
                <text:p>2.9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02">
                <text:p>3.02</text:p>
              </table:table-cell>
              <table:table-cell office:value-type="float" office:value="2.38">
                <text:p>2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04">
                <text:p>3.04</text:p>
              </table:table-cell>
              <table:table-cell office:value-type="float" office:value="2.26">
                <text:p>2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06">
                <text:p>3.06</text:p>
              </table:table-cell>
              <table:table-cell office:value-type="float" office:value="2.14">
                <text:p>2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08">
                <text:p>3.08</text:p>
              </table:table-cell>
              <table:table-cell office:value-type="float" office:value="2.02">
                <text:p>2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1">
                <text:p>3.1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12">
                <text:p>3.12</text:p>
              </table:table-cell>
              <table:table-cell office:value-type="float" office:value="1.78">
                <text:p>1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14">
                <text:p>3.14</text:p>
              </table:table-cell>
              <table:table-cell office:value-type="float" office:value="1.66">
                <text:p>1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16">
                <text:p>3.16</text:p>
              </table:table-cell>
              <table:table-cell office:value-type="float" office:value="1.54">
                <text:p>1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18">
                <text:p>3.18</text:p>
              </table:table-cell>
              <table:table-cell office:value-type="float" office:value="1.42">
                <text:p>1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2">
                <text:p>3.2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22">
                <text:p>3.22</text:p>
              </table:table-cell>
              <table:table-cell office:value-type="float" office:value="1.18">
                <text:p>1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24">
                <text:p>3.24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26">
                <text:p>3.26</text:p>
              </table:table-cell>
              <table:table-cell office:value-type="float" office:value="0.94">
                <text:p>0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28">
                <text:p>3.28</text:p>
              </table:table-cell>
              <table:table-cell office:value-type="float" office:value="0.82">
                <text:p>0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3">
                <text:p>3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32">
                <text:p>3.32</text:p>
              </table:table-cell>
              <table:table-cell office:value-type="float" office:value="0.58">
                <text:p>0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34">
                <text:p>3.34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36">
                <text:p>3.36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38">
                <text:p>3.38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4">
                <text:p>3.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42">
                <text:p>3.42</text:p>
              </table:table-cell>
              <table:table-cell office:value-type="float" office:value="-0.0199998">
                <text:p>-0.01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44">
                <text:p>3.44</text:p>
              </table:table-cell>
              <table:table-cell office:value-type="float" office:value="-0.14">
                <text:p>-0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46">
                <text:p>3.46</text:p>
              </table:table-cell>
              <table:table-cell office:value-type="float" office:value="-0.26">
                <text:p>-0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48">
                <text:p>3.48</text:p>
              </table:table-cell>
              <table:table-cell office:value-type="float" office:value="-0.38">
                <text:p>-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5">
                <text:p>3.5</text:p>
              </table:table-cell>
              <table:table-cell office:value-type="float" office:value="-0.5">
                <text:p>-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52">
                <text:p>3.52</text:p>
              </table:table-cell>
              <table:table-cell office:value-type="float" office:value="-0.62">
                <text:p>-0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54">
                <text:p>3.54</text:p>
              </table:table-cell>
              <table:table-cell office:value-type="float" office:value="-0.74">
                <text:p>-0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56">
                <text:p>3.56</text:p>
              </table:table-cell>
              <table:table-cell office:value-type="float" office:value="-0.86">
                <text:p>-0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58">
                <text:p>3.58</text:p>
              </table:table-cell>
              <table:table-cell office:value-type="float" office:value="-0.98">
                <text:p>-0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6">
                <text:p>3.6</text:p>
              </table:table-cell>
              <table:table-cell office:value-type="float" office:value="-1.1">
                <text:p>-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62">
                <text:p>3.62</text:p>
              </table:table-cell>
              <table:table-cell office:value-type="float" office:value="-1.22">
                <text:p>-1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64">
                <text:p>3.64</text:p>
              </table:table-cell>
              <table:table-cell office:value-type="float" office:value="-1.34">
                <text:p>-1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66">
                <text:p>3.66</text:p>
              </table:table-cell>
              <table:table-cell office:value-type="float" office:value="-1.46">
                <text:p>-1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68">
                <text:p>3.68</text:p>
              </table:table-cell>
              <table:table-cell office:value-type="float" office:value="-1.58">
                <text:p>-1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7">
                <text:p>3.7</text:p>
              </table:table-cell>
              <table:table-cell office:value-type="float" office:value="-1.7">
                <text:p>-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72">
                <text:p>3.72</text:p>
              </table:table-cell>
              <table:table-cell office:value-type="float" office:value="-1.82">
                <text:p>-1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74">
                <text:p>3.74</text:p>
              </table:table-cell>
              <table:table-cell office:value-type="float" office:value="-1.94">
                <text:p>-1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76">
                <text:p>3.76</text:p>
              </table:table-cell>
              <table:table-cell office:value-type="float" office:value="-2.06">
                <text:p>-2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78">
                <text:p>3.78</text:p>
              </table:table-cell>
              <table:table-cell office:value-type="float" office:value="-2.18">
                <text:p>-2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8">
                <text:p>3.8</text:p>
              </table:table-cell>
              <table:table-cell office:value-type="float" office:value="-2.3">
                <text:p>-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82">
                <text:p>3.82</text:p>
              </table:table-cell>
              <table:table-cell office:value-type="float" office:value="-2.42">
                <text:p>-2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84">
                <text:p>3.84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86">
                <text:p>3.86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88">
                <text:p>3.88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9">
                <text:p>3.9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92">
                <text:p>3.92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94">
                <text:p>3.94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96">
                <text:p>3.96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98">
                <text:p>3.98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">
                <text:p>4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">
                <text:p>4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">
                <text:p>4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02">
                <text:p>4.02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04">
                <text:p>4.04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06">
                <text:p>4.06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08">
                <text:p>4.08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1">
                <text:p>4.1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12">
                <text:p>4.12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14">
                <text:p>4.14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16">
                <text:p>4.16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18">
                <text:p>4.18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2">
                <text:p>4.2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22">
                <text:p>4.22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24">
                <text:p>4.24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26">
                <text:p>4.26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28">
                <text:p>4.28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3">
                <text:p>4.3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32">
                <text:p>4.32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34">
                <text:p>4.34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36">
                <text:p>4.36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38">
                <text:p>4.38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4">
                <text:p>4.4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42">
                <text:p>4.42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44">
                <text:p>4.44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46">
                <text:p>4.46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48">
                <text:p>4.48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5">
                <text:p>4.5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52">
                <text:p>4.52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54">
                <text:p>4.54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56">
                <text:p>4.56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58">
                <text:p>4.58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6">
                <text:p>4.6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62">
                <text:p>4.62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64">
                <text:p>4.64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66">
                <text:p>4.66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68">
                <text:p>4.68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7">
                <text:p>4.7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72">
                <text:p>4.72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74">
                <text:p>4.74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76">
                <text:p>4.76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78">
                <text:p>4.78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8">
                <text:p>4.8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82">
                <text:p>4.82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84">
                <text:p>4.84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.86">
                <text:p>4.86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.88">
                <text:p>4.88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9">
                <text:p>4.9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92">
                <text:p>4.92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.94">
                <text:p>4.94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.96">
                <text:p>4.96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98">
                <text:p>4.98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">
                <text:p>5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">
                <text:p>5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">
                <text:p>5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.02">
                <text:p>5.02</text:p>
              </table:table-cell>
              <table:table-cell office:value-type="float" office:value="-2.38">
                <text:p>-2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.04">
                <text:p>5.04</text:p>
              </table:table-cell>
              <table:table-cell office:value-type="float" office:value="-2.26">
                <text:p>-2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06">
                <text:p>5.06</text:p>
              </table:table-cell>
              <table:table-cell office:value-type="float" office:value="-2.14">
                <text:p>-2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.08">
                <text:p>5.08</text:p>
              </table:table-cell>
              <table:table-cell office:value-type="float" office:value="-2.02">
                <text:p>-2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.1">
                <text:p>5.1</text:p>
              </table:table-cell>
              <table:table-cell office:value-type="float" office:value="-1.9">
                <text:p>-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.12">
                <text:p>5.12</text:p>
              </table:table-cell>
              <table:table-cell office:value-type="float" office:value="-1.78">
                <text:p>-1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.14">
                <text:p>5.14</text:p>
              </table:table-cell>
              <table:table-cell office:value-type="float" office:value="-1.66">
                <text:p>-1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.16">
                <text:p>5.16</text:p>
              </table:table-cell>
              <table:table-cell office:value-type="float" office:value="-1.54">
                <text:p>-1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.18">
                <text:p>5.18</text:p>
              </table:table-cell>
              <table:table-cell office:value-type="float" office:value="-1.42">
                <text:p>-1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.2">
                <text:p>5.2</text:p>
              </table:table-cell>
              <table:table-cell office:value-type="float" office:value="-1.3">
                <text:p>-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.22">
                <text:p>5.22</text:p>
              </table:table-cell>
              <table:table-cell office:value-type="float" office:value="-1.18">
                <text:p>-1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.24">
                <text:p>5.24</text:p>
              </table:table-cell>
              <table:table-cell office:value-type="float" office:value="-1.06">
                <text:p>-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.26">
                <text:p>5.26</text:p>
              </table:table-cell>
              <table:table-cell office:value-type="float" office:value="-0.940001">
                <text:p>-0.94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.28">
                <text:p>5.28</text:p>
              </table:table-cell>
              <table:table-cell office:value-type="float" office:value="-0.820001">
                <text:p>-0.82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.3">
                <text:p>5.3</text:p>
              </table:table-cell>
              <table:table-cell office:value-type="float" office:value="-0.700001">
                <text:p>-0.7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.32">
                <text:p>5.32</text:p>
              </table:table-cell>
              <table:table-cell office:value-type="float" office:value="-0.580001">
                <text:p>-0.58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.34">
                <text:p>5.34</text:p>
              </table:table-cell>
              <table:table-cell office:value-type="float" office:value="-0.460001">
                <text:p>-0.46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.36">
                <text:p>5.36</text:p>
              </table:table-cell>
              <table:table-cell office:value-type="float" office:value="-0.340001">
                <text:p>-0.34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.38">
                <text:p>5.38</text:p>
              </table:table-cell>
              <table:table-cell office:value-type="float" office:value="-0.220001">
                <text:p>-0.22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.4">
                <text:p>5.4</text:p>
              </table:table-cell>
              <table:table-cell office:value-type="float" office:value="-0.100001">
                <text:p>-0.1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.42">
                <text:p>5.42</text:p>
              </table:table-cell>
              <table:table-cell office:value-type="float" office:value="0.0199992">
                <text:p>0.0199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.44">
                <text:p>5.44</text:p>
              </table:table-cell>
              <table:table-cell office:value-type="float" office:value="0.139999">
                <text:p>0.13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.46">
                <text:p>5.46</text:p>
              </table:table-cell>
              <table:table-cell office:value-type="float" office:value="0.259999">
                <text:p>0.25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.48">
                <text:p>5.48</text:p>
              </table:table-cell>
              <table:table-cell office:value-type="float" office:value="0.379999">
                <text:p>0.37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5">
                <text:p>5.5</text:p>
              </table:table-cell>
              <table:table-cell office:value-type="float" office:value="0.499999">
                <text:p>0.4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.52">
                <text:p>5.52</text:p>
              </table:table-cell>
              <table:table-cell office:value-type="float" office:value="0.619999">
                <text:p>0.61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.54">
                <text:p>5.54</text:p>
              </table:table-cell>
              <table:table-cell office:value-type="float" office:value="0.739999">
                <text:p>0.73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.56">
                <text:p>5.56</text:p>
              </table:table-cell>
              <table:table-cell office:value-type="float" office:value="0.859999">
                <text:p>0.85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58">
                <text:p>5.58</text:p>
              </table:table-cell>
              <table:table-cell office:value-type="float" office:value="0.979999">
                <text:p>0.97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.6">
                <text:p>5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.62">
                <text:p>5.62</text:p>
              </table:table-cell>
              <table:table-cell office:value-type="float" office:value="1.22">
                <text:p>1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.64">
                <text:p>5.64</text:p>
              </table:table-cell>
              <table:table-cell office:value-type="float" office:value="1.34">
                <text:p>1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.66">
                <text:p>5.66</text:p>
              </table:table-cell>
              <table:table-cell office:value-type="float" office:value="1.46">
                <text:p>1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.68">
                <text:p>5.68</text:p>
              </table:table-cell>
              <table:table-cell office:value-type="float" office:value="1.58">
                <text:p>1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.7">
                <text:p>5.7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.72">
                <text:p>5.72</text:p>
              </table:table-cell>
              <table:table-cell office:value-type="float" office:value="1.82">
                <text:p>1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.74">
                <text:p>5.74</text:p>
              </table:table-cell>
              <table:table-cell office:value-type="float" office:value="1.94">
                <text:p>1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.76">
                <text:p>5.76</text:p>
              </table:table-cell>
              <table:table-cell office:value-type="float" office:value="2.06">
                <text:p>2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.78">
                <text:p>5.78</text:p>
              </table:table-cell>
              <table:table-cell office:value-type="float" office:value="2.18">
                <text:p>2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.8">
                <text:p>5.8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.82">
                <text:p>5.82</text:p>
              </table:table-cell>
              <table:table-cell office:value-type="float" office:value="2.42">
                <text:p>2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.84">
                <text:p>5.8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.86">
                <text:p>5.8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.88">
                <text:p>5.8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.9">
                <text:p>5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.92">
                <text:p>5.9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.94">
                <text:p>5.9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.96">
                <text:p>5.9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.98">
                <text:p>5.9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.02">
                <text:p>6.0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.04">
                <text:p>6.0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.06">
                <text:p>6.0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.08">
                <text:p>6.0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.1">
                <text:p>6.1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.12">
                <text:p>6.1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.14">
                <text:p>6.1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.16">
                <text:p>6.1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.18">
                <text:p>6.1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.2">
                <text:p>6.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.22">
                <text:p>6.2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.24">
                <text:p>6.2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.26">
                <text:p>6.2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.28">
                <text:p>6.2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.3">
                <text:p>6.3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.32">
                <text:p>6.3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.34">
                <text:p>6.3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.36">
                <text:p>6.3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.38">
                <text:p>6.3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.4">
                <text:p>6.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.42">
                <text:p>6.4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.44">
                <text:p>6.4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.46">
                <text:p>6.4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.48">
                <text:p>6.4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.5">
                <text:p>6.5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.52">
                <text:p>6.5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.54">
                <text:p>6.5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.56">
                <text:p>6.5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.58">
                <text:p>6.5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.6">
                <text:p>6.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.62">
                <text:p>6.6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.64">
                <text:p>6.6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.66">
                <text:p>6.6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.68">
                <text:p>6.6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.7">
                <text:p>6.7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.72">
                <text:p>6.7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.74">
                <text:p>6.7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.76">
                <text:p>6.7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.78">
                <text:p>6.7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.8">
                <text:p>6.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.82">
                <text:p>6.8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.84">
                <text:p>6.8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.86">
                <text:p>6.8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.88">
                <text:p>6.8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.9">
                <text:p>6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.92">
                <text:p>6.9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.94">
                <text:p>6.9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.96">
                <text:p>6.9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.98">
                <text:p>6.9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.02">
                <text:p>7.0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.04">
                <text:p>7.0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.06">
                <text:p>7.0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.08">
                <text:p>7.0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.1">
                <text:p>7.1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.12">
                <text:p>7.1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.14">
                <text:p>7.1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.16">
                <text:p>7.1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.18">
                <text:p>7.1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.2">
                <text:p>7.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.22">
                <text:p>7.2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.24">
                <text:p>7.2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.26">
                <text:p>7.2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.28">
                <text:p>7.2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.3">
                <text:p>7.3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.32">
                <text:p>7.3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.34">
                <text:p>7.3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.36">
                <text:p>7.3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.38">
                <text:p>7.3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.4">
                <text:p>7.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.42">
                <text:p>7.4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.44">
                <text:p>7.4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.46">
                <text:p>7.4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.48">
                <text:p>7.4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.52">
                <text:p>7.5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.54">
                <text:p>7.5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.56">
                <text:p>7.5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.58">
                <text:p>7.5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.6">
                <text:p>7.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.62">
                <text:p>7.6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.64">
                <text:p>7.6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.66">
                <text:p>7.6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.68">
                <text:p>7.6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.7">
                <text:p>7.7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.72">
                <text:p>7.7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.74">
                <text:p>7.7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.76">
                <text:p>7.7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.78">
                <text:p>7.7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.8">
                <text:p>7.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.82">
                <text:p>7.8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.84">
                <text:p>7.8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.86">
                <text:p>7.8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.88">
                <text:p>7.8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.9">
                <text:p>7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.92">
                <text:p>7.9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.94">
                <text:p>7.9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.96">
                <text:p>7.9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.98">
                <text:p>7.9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.02">
                <text:p>8.0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.04">
                <text:p>8.0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.06">
                <text:p>8.0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.08">
                <text:p>8.0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.1">
                <text:p>8.1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.12">
                <text:p>8.1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.14">
                <text:p>8.1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.16">
                <text:p>8.1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.18">
                <text:p>8.1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.2">
                <text:p>8.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.22">
                <text:p>8.2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.24">
                <text:p>8.2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.26">
                <text:p>8.2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.28">
                <text:p>8.2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.3">
                <text:p>8.3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.32">
                <text:p>8.3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.34">
                <text:p>8.3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.36">
                <text:p>8.3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.38">
                <text:p>8.3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.4">
                <text:p>8.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.42">
                <text:p>8.4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.44">
                <text:p>8.4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.46">
                <text:p>8.4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.48">
                <text:p>8.4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.52">
                <text:p>8.5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.54">
                <text:p>8.5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.56">
                <text:p>8.5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.58">
                <text:p>8.5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.6">
                <text:p>8.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.62">
                <text:p>8.6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.64">
                <text:p>8.6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.66">
                <text:p>8.6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.68">
                <text:p>8.6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.7">
                <text:p>8.7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.72">
                <text:p>8.7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.74">
                <text:p>8.7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.76">
                <text:p>8.7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.78">
                <text:p>8.7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.8">
                <text:p>8.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.82">
                <text:p>8.8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.84">
                <text:p>8.8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.86">
                <text:p>8.8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.88">
                <text:p>8.8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.9">
                <text:p>8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.92">
                <text:p>8.9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.94">
                <text:p>8.9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.96">
                <text:p>8.9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.98">
                <text:p>8.9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.02">
                <text:p>9.0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.04">
                <text:p>9.0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.06">
                <text:p>9.0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.08">
                <text:p>9.0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.1">
                <text:p>9.1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.12">
                <text:p>9.1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.14">
                <text:p>9.1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.16">
                <text:p>9.1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.18">
                <text:p>9.1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.2">
                <text:p>9.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.22">
                <text:p>9.2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.24">
                <text:p>9.2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.26">
                <text:p>9.2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.28">
                <text:p>9.2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.3">
                <text:p>9.3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.32">
                <text:p>9.3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.34">
                <text:p>9.3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.36">
                <text:p>9.3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.38">
                <text:p>9.3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.4">
                <text:p>9.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.42">
                <text:p>9.4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.44">
                <text:p>9.4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.46">
                <text:p>9.4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.48">
                <text:p>9.4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.52">
                <text:p>9.5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.54">
                <text:p>9.5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.56">
                <text:p>9.5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.58">
                <text:p>9.5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.62">
                <text:p>9.6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.64">
                <text:p>9.6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.66">
                <text:p>9.6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.68">
                <text:p>9.6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.7">
                <text:p>9.7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.72">
                <text:p>9.7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.74">
                <text:p>9.7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.76">
                <text:p>9.7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.78">
                <text:p>9.7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.8">
                <text:p>9.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.82">
                <text:p>9.8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.84">
                <text:p>9.8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.86">
                <text:p>9.8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.88">
                <text:p>9.8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.9">
                <text:p>9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.92">
                <text:p>9.9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9.94">
                <text:p>9.9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.96">
                <text:p>9.9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.98">
                <text:p>9.9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